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dy" style:family="table" style:master-page-name="First_20_Page">
      <style:table-properties style:width="19.001cm" style:page-number="auto" table:align="margins"/>
    </style:style>
    <style:style style:name="Body.A" style:family="table-column">
      <style:table-column-properties style:column-width="19.001cm" style:rel-column-width="65535*"/>
    </style:style>
    <style:style style:name="Body.1" style:family="table-row">
      <style:table-row-properties style:min-row-height="22.301cm"/>
    </style:style>
    <style:style style:name="Body.A1" style:family="table-cell">
      <style:table-cell-properties fo:padding="0.097cm" fo:border="0.05pt solid #000000"/>
    </style:style>
    <style:style style:name="Tabla3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1.806cm" style:rel-column-width="41139*"/>
    </style:style>
    <style:style style:name="Tabla3.B" style:family="table-column">
      <style:table-column-properties style:column-width="2cm" style:rel-column-width="6970*"/>
    </style:style>
    <style:style style:name="Tabla3.C" style:family="table-column">
      <style:table-column-properties style:column-width="2.499cm" style:rel-column-width="8709*"/>
    </style:style>
    <style:style style:name="Tabla3.E" style:family="table-column">
      <style:table-column-properties style:column-width="0.501cm" style:rel-column-width="1747*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fo:padding="0cm" fo:border="none"/>
    </style:style>
    <style:style style:name="Tabla3.3" style:family="table-row">
      <style:table-row-properties fo:background-color="transparent" fo:keep-together="auto">
        <style:background-image/>
      </style:table-row-properties>
    </style:style>
    <style:style style:name="Tabla3.A3" style:family="table-cell">
      <style:table-cell-properties fo:padding="0cm" fo:border="none"/>
    </style:style>
    <style:style style:name="Tabla3.B3" style:family="table-cell">
      <style:table-cell-properties fo:padding="0cm" fo:border="none"/>
    </style:style>
    <style:style style:name="Tabla3.C3" style:family="table-cell">
      <style:table-cell-properties fo:padding="0cm" fo:border="none"/>
    </style:style>
    <style:style style:name="Tabla3.D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3.E3" style:family="table-cell">
      <style:table-cell-properties fo:padding="0cm" fo:border="none"/>
    </style:style>
    <style:style style:name="Tabla3.A4" style:family="table-cell">
      <style:table-cell-properties fo:padding="0cm" fo:border="none"/>
    </style:style>
    <style:style style:name="Tabla17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7.A" style:family="table-column">
      <style:table-column-properties style:column-width="11.806cm" style:rel-column-width="41139*"/>
    </style:style>
    <style:style style:name="Tabla17.B" style:family="table-column">
      <style:table-column-properties style:column-width="2cm" style:rel-column-width="6970*"/>
    </style:style>
    <style:style style:name="Tabla17.D" style:family="table-column">
      <style:table-column-properties style:column-width="2.499cm" style:rel-column-width="8709*"/>
    </style:style>
    <style:style style:name="Tabla17.E" style:family="table-column">
      <style:table-column-properties style:column-width="0.501cm" style:rel-column-width="1747*"/>
    </style:style>
    <style:style style:name="Tabla17.A1" style:family="table-cell">
      <style:table-cell-properties style:vertical-align="middle" fo:padding="0cm" fo:border="none"/>
    </style:style>
    <style:style style:name="Tabla17.A2" style:family="table-cell">
      <style:table-cell-properties fo:padding="0cm" fo:border="none"/>
    </style:style>
    <style:style style:name="Tabla17.3" style:family="table-row">
      <style:table-row-properties fo:background-color="transparent" fo:keep-together="auto">
        <style:background-image/>
      </style:table-row-properties>
    </style:style>
    <style:style style:name="Tabla17.A3" style:family="table-cell">
      <style:table-cell-properties fo:padding="0cm" fo:border="none"/>
    </style:style>
    <style:style style:name="Tabla17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7.C3" style:family="table-cell">
      <style:table-cell-properties fo:padding="0cm" fo:border="none"/>
    </style:style>
    <style:style style:name="Tabla17.E3" style:family="table-cell">
      <style:table-cell-properties fo:padding="0cm" fo:border="none"/>
    </style:style>
    <style:style style:name="Tabla17.A4" style:family="table-cell">
      <style:table-cell-properties fo:padding="0cm" fo:border="none"/>
    </style:style>
    <style:style style:name="Tabla12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8.906cm" style:rel-column-width="31034*"/>
    </style:style>
    <style:style style:name="Tabla12.B" style:family="table-column">
      <style:table-column-properties style:column-width="2cm" style:rel-column-width="6970*"/>
    </style:style>
    <style:style style:name="Tabla12.C" style:family="table-column">
      <style:table-column-properties style:column-width="2.499cm" style:rel-column-width="8709*"/>
    </style:style>
    <style:style style:name="Tabla12.D" style:family="table-column">
      <style:table-column-properties style:column-width="2.9cm" style:rel-column-width="10105*"/>
    </style:style>
    <style:style style:name="Tabla12.F" style:family="table-column">
      <style:table-column-properties style:column-width="0.501cm" style:rel-column-width="1747*"/>
    </style:style>
    <style:style style:name="Tabla12.A1" style:family="table-cell">
      <style:table-cell-properties style:vertical-align="middle" fo:padding="0cm" fo:border="none"/>
    </style:style>
    <style:style style:name="Tabla12.A2" style:family="table-cell">
      <style:table-cell-properties fo:padding="0cm" fo:border="none"/>
    </style:style>
    <style:style style:name="Tabla12.3" style:family="table-row">
      <style:table-row-properties fo:background-color="transparent" fo:keep-together="auto">
        <style:background-image/>
      </style:table-row-properties>
    </style:style>
    <style:style style:name="Tabla12.A3" style:family="table-cell">
      <style:table-cell-properties fo:padding="0cm" fo:border="none"/>
    </style:style>
    <style:style style:name="Tabla12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2.D3" style:family="table-cell">
      <style:table-cell-properties fo:padding="0cm" fo:border="none"/>
    </style:style>
    <style:style style:name="Tabla12.F3" style:family="table-cell">
      <style:table-cell-properties fo:padding="0cm" fo:border="none"/>
    </style:style>
    <style:style style:name="Tabla12.A4" style:family="table-cell">
      <style:table-cell-properties fo:padding="0cm" fo:border="none"/>
    </style:style>
    <style:style style:name="Tabla18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8.906cm" style:rel-column-width="31034*"/>
    </style:style>
    <style:style style:name="Tabla18.B" style:family="table-column">
      <style:table-column-properties style:column-width="2cm" style:rel-column-width="6970*"/>
    </style:style>
    <style:style style:name="Tabla18.D" style:family="table-column">
      <style:table-column-properties style:column-width="2.499cm" style:rel-column-width="8709*"/>
    </style:style>
    <style:style style:name="Tabla18.E" style:family="table-column">
      <style:table-column-properties style:column-width="2.9cm" style:rel-column-width="10105*"/>
    </style:style>
    <style:style style:name="Tabla18.F" style:family="table-column">
      <style:table-column-properties style:column-width="0.501cm" style:rel-column-width="1747*"/>
    </style:style>
    <style:style style:name="Tabla18.A1" style:family="table-cell">
      <style:table-cell-properties style:vertical-align="middle" fo:padding="0cm" fo:border="none"/>
    </style:style>
    <style:style style:name="Tabla18.A2" style:family="table-cell">
      <style:table-cell-properties fo:padding="0cm" fo:border="none"/>
    </style:style>
    <style:style style:name="Tabla18.3" style:family="table-row">
      <style:table-row-properties fo:background-color="transparent" fo:keep-together="auto">
        <style:background-image/>
      </style:table-row-properties>
    </style:style>
    <style:style style:name="Tabla18.A3" style:family="table-cell">
      <style:table-cell-properties fo:padding="0cm" fo:border="none"/>
    </style:style>
    <style:style style:name="Tabla18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8.E3" style:family="table-cell">
      <style:table-cell-properties fo:padding="0cm" fo:border="none"/>
    </style:style>
    <style:style style:name="Tabla18.F3" style:family="table-cell">
      <style:table-cell-properties fo:padding="0cm" fo:border="none"/>
    </style:style>
    <style:style style:name="Tabla18.A4" style:family="table-cell">
      <style:table-cell-properties fo:padding="0cm" fo:border="none"/>
    </style:style>
    <style:style style:name="Tabla4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7.308cm" style:rel-column-width="25465*"/>
    </style:style>
    <style:style style:name="Tabla4.B" style:family="table-column">
      <style:table-column-properties style:column-width="2cm" style:rel-column-width="6970*"/>
    </style:style>
    <style:style style:name="Tabla4.C" style:family="table-column">
      <style:table-column-properties style:column-width="2.499cm" style:rel-column-width="8709*"/>
    </style:style>
    <style:style style:name="Tabla4.G" style:family="table-column">
      <style:table-column-properties style:column-width="0.499cm" style:rel-column-width="1742*"/>
    </style:style>
    <style:style style:name="Tabla4.A1" style:family="table-cell">
      <style:table-cell-properties style:vertical-align="middle" fo:padding="0cm" fo:border="none"/>
    </style:style>
    <style:style style:name="Tabla4.A2" style:family="table-cell">
      <style:table-cell-properties fo:padding="0cm" fo:border="none"/>
    </style:style>
    <style:style style:name="Tabla4.3" style:family="table-row">
      <style:table-row-properties fo:background-color="transparent" fo:keep-together="auto">
        <style:background-image/>
      </style:table-row-properties>
    </style:style>
    <style:style style:name="Tabla4.A3" style:family="table-cell">
      <style:table-cell-properties fo:padding="0cm" fo:border="none"/>
    </style:style>
    <style:style style:name="Tabla4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D3" style:family="table-cell">
      <style:table-cell-properties fo:padding="0cm" fo:border="none"/>
    </style:style>
    <style:style style:name="Tabla4.G3" style:family="table-cell">
      <style:table-cell-properties fo:padding="0cm" fo:border="none"/>
    </style:style>
    <style:style style:name="Tabla4.A4" style:family="table-cell">
      <style:table-cell-properties fo:padding="0cm" fo:border="none"/>
    </style:style>
    <style:style style:name="Tabla5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13.806cm" style:rel-column-width="48109*"/>
    </style:style>
    <style:style style:name="Tabla5.B" style:family="table-column">
      <style:table-column-properties style:column-width="2cm" style:rel-column-width="6970*"/>
    </style:style>
    <style:style style:name="Tabla5.C" style:family="table-column">
      <style:table-column-properties style:column-width="2.499cm" style:rel-column-width="8709*"/>
    </style:style>
    <style:style style:name="Tabla5.D" style:family="table-column">
      <style:table-column-properties style:column-width="0.501cm" style:rel-column-width="1747*"/>
    </style:style>
    <style:style style:name="Tabla5.A1" style:family="table-cell">
      <style:table-cell-properties style:vertical-align="middle" fo:padding="0cm" fo:border="none"/>
    </style:style>
    <style:style style:name="Tabla5.A2" style:family="table-cell">
      <style:table-cell-properties fo:padding="0cm" fo:border="none"/>
    </style:style>
    <style:style style:name="Tabla5.3" style:family="table-row">
      <style:table-row-properties fo:background-color="transparent" fo:keep-together="auto">
        <style:background-image/>
      </style:table-row-properties>
    </style:style>
    <style:style style:name="Tabla5.A3" style:family="table-cell">
      <style:table-cell-properties fo:padding="0cm" fo:border="none"/>
    </style:style>
    <style:style style:name="Tabla5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5.D3" style:family="table-cell">
      <style:table-cell-properties fo:padding="0cm" fo:border="none"/>
    </style:style>
    <style:style style:name="Tabla5.A4" style:family="table-cell">
      <style:table-cell-properties fo:padding="0cm" fo:border="none"/>
    </style:style>
    <style:style style:name="Tabla13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10.906cm" style:rel-column-width="38004*"/>
    </style:style>
    <style:style style:name="Tabla13.B" style:family="table-column">
      <style:table-column-properties style:column-width="2cm" style:rel-column-width="6970*"/>
    </style:style>
    <style:style style:name="Tabla13.C" style:family="table-column">
      <style:table-column-properties style:column-width="2.499cm" style:rel-column-width="8709*"/>
    </style:style>
    <style:style style:name="Tabla13.D" style:family="table-column">
      <style:table-column-properties style:column-width="2.9cm" style:rel-column-width="10105*"/>
    </style:style>
    <style:style style:name="Tabla13.E" style:family="table-column">
      <style:table-column-properties style:column-width="0.501cm" style:rel-column-width="1747*"/>
    </style:style>
    <style:style style:name="Tabla13.A1" style:family="table-cell">
      <style:table-cell-properties style:vertical-align="middle" fo:padding="0cm" fo:border="none"/>
    </style:style>
    <style:style style:name="Tabla13.A2" style:family="table-cell">
      <style:table-cell-properties fo:padding="0cm" fo:border="none"/>
    </style:style>
    <style:style style:name="Tabla13.3" style:family="table-row">
      <style:table-row-properties fo:background-color="transparent" fo:keep-together="auto">
        <style:background-image/>
      </style:table-row-properties>
    </style:style>
    <style:style style:name="Tabla13.A3" style:family="table-cell">
      <style:table-cell-properties fo:padding="0cm" fo:border="none"/>
    </style:style>
    <style:style style:name="Tabla13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3.D3" style:family="table-cell">
      <style:table-cell-properties fo:padding="0cm" fo:border="none"/>
    </style:style>
    <style:style style:name="Tabla13.E3" style:family="table-cell">
      <style:table-cell-properties fo:padding="0cm" fo:border="none"/>
    </style:style>
    <style:style style:name="Tabla13.A4" style:family="table-cell">
      <style:table-cell-properties fo:padding="0cm" fo:border="none"/>
    </style:style>
    <style:style style:name="Tabla6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9.807cm" style:rel-column-width="34175*"/>
    </style:style>
    <style:style style:name="Tabla6.B" style:family="table-column">
      <style:table-column-properties style:column-width="2.499cm" style:rel-column-width="8709*"/>
    </style:style>
    <style:style style:name="Tabla6.C" style:family="table-column">
      <style:table-column-properties style:column-width="2cm" style:rel-column-width="6970*"/>
    </style:style>
    <style:style style:name="Tabla6.F" style:family="table-column">
      <style:table-column-properties style:column-width="0.499cm" style:rel-column-width="1741*"/>
    </style:style>
    <style:style style:name="Tabla6.A1" style:family="table-cell">
      <style:table-cell-properties style:vertical-align="middle" fo:padding="0cm" fo:border="none"/>
    </style:style>
    <style:style style:name="Tabla6.A2" style:family="table-cell">
      <style:table-cell-properties fo:padding="0cm" fo:border="none"/>
    </style:style>
    <style:style style:name="Tabla6.3" style:family="table-row">
      <style:table-row-properties fo:background-color="transparent" fo:keep-together="auto">
        <style:background-image/>
      </style:table-row-properties>
    </style:style>
    <style:style style:name="Tabla6.A3" style:family="table-cell">
      <style:table-cell-properties fo:padding="0cm" fo:border="none"/>
    </style:style>
    <style:style style:name="Tabla6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A4" style:family="table-cell">
      <style:table-cell-properties fo:padding="0cm" fo:border="none"/>
    </style:style>
    <style:style style:name="Tabla14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6.907cm" style:rel-column-width="24070*"/>
    </style:style>
    <style:style style:name="Tabla14.B" style:family="table-column">
      <style:table-column-properties style:column-width="2.499cm" style:rel-column-width="8709*"/>
    </style:style>
    <style:style style:name="Tabla14.C" style:family="table-column">
      <style:table-column-properties style:column-width="2cm" style:rel-column-width="6970*"/>
    </style:style>
    <style:style style:name="Tabla14.E" style:family="table-column">
      <style:table-column-properties style:column-width="2.9cm" style:rel-column-width="10105*"/>
    </style:style>
    <style:style style:name="Tabla14.G" style:family="table-column">
      <style:table-column-properties style:column-width="0.499cm" style:rel-column-width="1741*"/>
    </style:style>
    <style:style style:name="Tabla14.A1" style:family="table-cell">
      <style:table-cell-properties style:vertical-align="middle" fo:padding="0cm" fo:border="none"/>
    </style:style>
    <style:style style:name="Tabla14.A2" style:family="table-cell">
      <style:table-cell-properties fo:padding="0cm" fo:border="none"/>
    </style:style>
    <style:style style:name="Tabla14.3" style:family="table-row">
      <style:table-row-properties fo:background-color="transparent" fo:keep-together="auto">
        <style:background-image/>
      </style:table-row-properties>
    </style:style>
    <style:style style:name="Tabla14.A3" style:family="table-cell">
      <style:table-cell-properties fo:padding="0cm" fo:border="none"/>
    </style:style>
    <style:style style:name="Tabla14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4.E3" style:family="table-cell">
      <style:table-cell-properties fo:padding="0cm" fo:border="none"/>
    </style:style>
    <style:style style:name="Tabla14.F3" style:family="table-cell">
      <style:table-cell-properties fo:padding="0cm" fo:border="none"/>
    </style:style>
    <style:style style:name="Tabla14.G3" style:family="table-cell">
      <style:table-cell-properties fo:padding="0cm" fo:border="none"/>
    </style:style>
    <style:style style:name="Tabla14.A4" style:family="table-cell">
      <style:table-cell-properties fo:padding="0cm" fo:border="none"/>
    </style:style>
    <style:style style:name="Tabla7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13.808cm" style:rel-column-width="48115*"/>
    </style:style>
    <style:style style:name="Tabla7.B" style:family="table-column">
      <style:table-column-properties style:column-width="2.499cm" style:rel-column-width="8709*"/>
    </style:style>
    <style:style style:name="Tabla7.C" style:family="table-column">
      <style:table-column-properties style:column-width="2cm" style:rel-column-width="6970*"/>
    </style:style>
    <style:style style:name="Tabla7.D" style:family="table-column">
      <style:table-column-properties style:column-width="0.499cm" style:rel-column-width="1741*"/>
    </style:style>
    <style:style style:name="Tabla7.A1" style:family="table-cell">
      <style:table-cell-properties style:vertical-align="middle" fo:padding="0cm" fo:border="none"/>
    </style:style>
    <style:style style:name="Tabla7.A2" style:family="table-cell">
      <style:table-cell-properties fo:padding="0cm" fo:border="none"/>
    </style:style>
    <style:style style:name="Tabla7.3" style:family="table-row">
      <style:table-row-properties fo:background-color="transparent" fo:keep-together="auto">
        <style:background-image/>
      </style:table-row-properties>
    </style:style>
    <style:style style:name="Tabla7.A3" style:family="table-cell">
      <style:table-cell-properties fo:padding="0cm" fo:border="none"/>
    </style:style>
    <style:style style:name="Tabla7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7.D3" style:family="table-cell">
      <style:table-cell-properties fo:padding="0cm" fo:border="none"/>
    </style:style>
    <style:style style:name="Tabla7.A4" style:family="table-cell">
      <style:table-cell-properties fo:padding="0cm" fo:border="none"/>
    </style:style>
    <style:style style:name="Tabla15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5.A" style:family="table-column">
      <style:table-column-properties style:column-width="10.906cm" style:rel-column-width="38004*"/>
    </style:style>
    <style:style style:name="Tabla15.B" style:family="table-column">
      <style:table-column-properties style:column-width="2.499cm" style:rel-column-width="8709*"/>
    </style:style>
    <style:style style:name="Tabla15.C" style:family="table-column">
      <style:table-column-properties style:column-width="2.9cm" style:rel-column-width="10105*"/>
    </style:style>
    <style:style style:name="Tabla15.D" style:family="table-column">
      <style:table-column-properties style:column-width="2cm" style:rel-column-width="6970*"/>
    </style:style>
    <style:style style:name="Tabla15.E" style:family="table-column">
      <style:table-column-properties style:column-width="0.501cm" style:rel-column-width="1747*"/>
    </style:style>
    <style:style style:name="Tabla15.A1" style:family="table-cell">
      <style:table-cell-properties style:vertical-align="middle" fo:padding="0cm" fo:border="none"/>
    </style:style>
    <style:style style:name="Tabla15.A2" style:family="table-cell">
      <style:table-cell-properties fo:padding="0cm" fo:border="none"/>
    </style:style>
    <style:style style:name="Tabla15.3" style:family="table-row">
      <style:table-row-properties fo:background-color="transparent" fo:keep-together="auto">
        <style:background-image/>
      </style:table-row-properties>
    </style:style>
    <style:style style:name="Tabla15.A3" style:family="table-cell">
      <style:table-cell-properties fo:padding="0cm" fo:border="none"/>
    </style:style>
    <style:style style:name="Tabla15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5.C3" style:family="table-cell">
      <style:table-cell-properties fo:padding="0cm" fo:border="none"/>
    </style:style>
    <style:style style:name="Tabla15.E3" style:family="table-cell">
      <style:table-cell-properties fo:padding="0cm" fo:border="none"/>
    </style:style>
    <style:style style:name="Tabla15.A4" style:family="table-cell">
      <style:table-cell-properties fo:padding="0cm" fo:border="none"/>
    </style:style>
    <style:style style:name="Tabla20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0.A" style:family="table-column">
      <style:table-column-properties style:column-width="13.808cm" style:rel-column-width="48115*"/>
    </style:style>
    <style:style style:name="Tabla20.B" style:family="table-column">
      <style:table-column-properties style:column-width="2.499cm" style:rel-column-width="8709*"/>
    </style:style>
    <style:style style:name="Tabla20.C" style:family="table-column">
      <style:table-column-properties style:column-width="2cm" style:rel-column-width="6970*"/>
    </style:style>
    <style:style style:name="Tabla20.D" style:family="table-column">
      <style:table-column-properties style:column-width="0.499cm" style:rel-column-width="1741*"/>
    </style:style>
    <style:style style:name="Tabla20.A1" style:family="table-cell">
      <style:table-cell-properties style:vertical-align="middle" fo:padding="0cm" fo:border="none"/>
    </style:style>
    <style:style style:name="Tabla20.A2" style:family="table-cell">
      <style:table-cell-properties fo:padding="0cm" fo:border="none"/>
    </style:style>
    <style:style style:name="Tabla20.3" style:family="table-row">
      <style:table-row-properties fo:background-color="transparent" fo:keep-together="auto">
        <style:background-image/>
      </style:table-row-properties>
    </style:style>
    <style:style style:name="Tabla20.A3" style:family="table-cell">
      <style:table-cell-properties fo:padding="0cm" fo:border="none"/>
    </style:style>
    <style:style style:name="Tabla20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0.D3" style:family="table-cell">
      <style:table-cell-properties fo:padding="0cm" fo:border="none"/>
    </style:style>
    <style:style style:name="Tabla20.A4" style:family="table-cell">
      <style:table-cell-properties fo:padding="0cm" fo:border="none"/>
    </style:style>
    <style:style style:name="Tabla21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1.A" style:family="table-column">
      <style:table-column-properties style:column-width="10.908cm" style:rel-column-width="38010*"/>
    </style:style>
    <style:style style:name="Tabla21.B" style:family="table-column">
      <style:table-column-properties style:column-width="2.499cm" style:rel-column-width="8709*"/>
    </style:style>
    <style:style style:name="Tabla21.C" style:family="table-column">
      <style:table-column-properties style:column-width="2cm" style:rel-column-width="6970*"/>
    </style:style>
    <style:style style:name="Tabla21.D" style:family="table-column">
      <style:table-column-properties style:column-width="2.9cm" style:rel-column-width="10105*"/>
    </style:style>
    <style:style style:name="Tabla21.E" style:family="table-column">
      <style:table-column-properties style:column-width="0.499cm" style:rel-column-width="1741*"/>
    </style:style>
    <style:style style:name="Tabla21.A1" style:family="table-cell">
      <style:table-cell-properties style:vertical-align="middle" fo:padding="0cm" fo:border="none"/>
    </style:style>
    <style:style style:name="Tabla21.A2" style:family="table-cell">
      <style:table-cell-properties fo:padding="0cm" fo:border="none"/>
    </style:style>
    <style:style style:name="Tabla21.3" style:family="table-row">
      <style:table-row-properties fo:background-color="transparent" fo:keep-together="auto">
        <style:background-image/>
      </style:table-row-properties>
    </style:style>
    <style:style style:name="Tabla21.A3" style:family="table-cell">
      <style:table-cell-properties fo:padding="0cm" fo:border="none"/>
    </style:style>
    <style:style style:name="Tabla21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1.D3" style:family="table-cell">
      <style:table-cell-properties fo:padding="0cm" fo:border="none"/>
    </style:style>
    <style:style style:name="Tabla21.E3" style:family="table-cell">
      <style:table-cell-properties fo:padding="0cm" fo:border="none"/>
    </style:style>
    <style:style style:name="Tabla21.A4" style:family="table-cell">
      <style:table-cell-properties fo:padding="0cm" fo:border="none"/>
    </style:style>
    <style:style style:name="Tabla8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13.808cm" style:rel-column-width="48115*"/>
    </style:style>
    <style:style style:name="Tabla8.B" style:family="table-column">
      <style:table-column-properties style:column-width="2.499cm" style:rel-column-width="8709*"/>
    </style:style>
    <style:style style:name="Tabla8.C" style:family="table-column">
      <style:table-column-properties style:column-width="2cm" style:rel-column-width="6970*"/>
    </style:style>
    <style:style style:name="Tabla8.D" style:family="table-column">
      <style:table-column-properties style:column-width="0.499cm" style:rel-column-width="1741*"/>
    </style:style>
    <style:style style:name="Tabla8.A1" style:family="table-cell">
      <style:table-cell-properties style:vertical-align="middle" fo:padding="0cm" fo:border="none"/>
    </style:style>
    <style:style style:name="Tabla8.A2" style:family="table-cell">
      <style:table-cell-properties fo:padding="0cm" fo:border="none"/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8.A3" style:family="table-cell">
      <style:table-cell-properties fo:padding="0cm" fo:border="none"/>
    </style:style>
    <style:style style:name="Tabla8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8.C3" style:family="table-cell">
      <style:table-cell-properties fo:padding="0cm" fo:border="none"/>
    </style:style>
    <style:style style:name="Tabla8.D3" style:family="table-cell">
      <style:table-cell-properties fo:padding="0cm" fo:border="none"/>
    </style:style>
    <style:style style:name="Tabla8.A4" style:family="table-cell">
      <style:table-cell-properties fo:padding="0cm" fo:border="none"/>
    </style:style>
    <style:style style:name="Tabla16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6.A" style:family="table-column">
      <style:table-column-properties style:column-width="10.908cm" style:rel-column-width="38010*"/>
    </style:style>
    <style:style style:name="Tabla16.B" style:family="table-column">
      <style:table-column-properties style:column-width="2.499cm" style:rel-column-width="8709*"/>
    </style:style>
    <style:style style:name="Tabla16.C" style:family="table-column">
      <style:table-column-properties style:column-width="2cm" style:rel-column-width="6970*"/>
    </style:style>
    <style:style style:name="Tabla16.D" style:family="table-column">
      <style:table-column-properties style:column-width="2.9cm" style:rel-column-width="10105*"/>
    </style:style>
    <style:style style:name="Tabla16.E" style:family="table-column">
      <style:table-column-properties style:column-width="0.499cm" style:rel-column-width="1741*"/>
    </style:style>
    <style:style style:name="Tabla16.A1" style:family="table-cell">
      <style:table-cell-properties style:vertical-align="middle" fo:padding="0cm" fo:border="none"/>
    </style:style>
    <style:style style:name="Tabla16.A2" style:family="table-cell">
      <style:table-cell-properties fo:padding="0cm" fo:border="none"/>
    </style:style>
    <style:style style:name="Tabla16.3" style:family="table-row">
      <style:table-row-properties fo:background-color="transparent" fo:keep-together="auto">
        <style:background-image/>
      </style:table-row-properties>
    </style:style>
    <style:style style:name="Tabla16.A3" style:family="table-cell">
      <style:table-cell-properties fo:padding="0cm" fo:border="none"/>
    </style:style>
    <style:style style:name="Tabla16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6.C3" style:family="table-cell">
      <style:table-cell-properties fo:padding="0cm" fo:border="none"/>
    </style:style>
    <style:style style:name="Tabla16.D3" style:family="table-cell">
      <style:table-cell-properties fo:padding="0cm" fo:border="none"/>
    </style:style>
    <style:style style:name="Tabla16.E3" style:family="table-cell">
      <style:table-cell-properties fo:padding="0cm" fo:border="none"/>
    </style:style>
    <style:style style:name="Tabla16.A4" style:family="table-cell">
      <style:table-cell-properties fo:padding="0cm" fo:border="none"/>
    </style:style>
    <style:style style:name="Tabla9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18.807cm" style:rel-column-width="65535*"/>
    </style:style>
    <style:style style:name="Tabla9.A1" style:family="table-cell">
      <style:table-cell-properties style:vertical-align="middle" fo:padding="0.097cm" fo:border-left="none" fo:border-right="none" fo:border-top="none" fo:border-bottom="0.05pt solid #000000"/>
    </style:style>
    <style:style style:name="Tabla9.A2" style:family="table-cell">
      <style:table-cell-properties fo:padding="0cm" fo:border="none"/>
    </style:style>
    <style:style style:name="Tabla9.A3" style:family="table-cell">
      <style:table-cell-properties fo:padding="0cm" fo:border="none"/>
    </style:style>
    <style:style style:name="Tabla9.A4" style:family="table-cell">
      <style:table-cell-properties fo:padding="0cm" fo:border="none"/>
    </style:style>
    <style:style style:name="Tabla9.A5" style:family="table-cell">
      <style:table-cell-properties fo:padding="0cm" fo:border="none"/>
    </style:style>
    <style:style style:name="Tabla9.A6" style:family="table-cell">
      <style:table-cell-properties fo:padding="0cm" fo:border="none"/>
    </style:style>
    <style:style style:name="Tabla9.A7" style:family="table-cell">
      <style:table-cell-properties fo:padding="0cm" fo:border="none"/>
    </style:style>
    <style:style style:name="Tabla9.A8" style:family="table-cell">
      <style:table-cell-properties fo:padding="0cm" fo:border="none"/>
    </style:style>
    <style:style style:name="Tabla9.A9" style:family="table-cell">
      <style:table-cell-properties fo:padding="0cm" fo:border="none"/>
    </style:style>
    <style:style style:name="Tabla9.A10" style:family="table-cell">
      <style:table-cell-properties fo:padding="0cm" fo:border="none"/>
    </style:style>
    <style:style style:name="Tabla9.A11" style:family="table-cell">
      <style:table-cell-properties fo:padding="0cm" fo:border="none"/>
    </style:style>
    <style:style style:name="Tabla9.A12" style:family="table-cell">
      <style:table-cell-properties fo:padding="0cm" fo:border="none"/>
    </style:style>
    <style:style style:name="Tabla9.A13" style:family="table-cell">
      <style:table-cell-properties fo:padding="0cm" fo:border="none"/>
    </style:style>
    <style:style style:name="Tabla9.A14" style:family="table-cell">
      <style:table-cell-properties fo:padding="0cm" fo:border="none"/>
    </style:style>
    <style:style style:name="Tabla9.A15" style:family="table-cell">
      <style:table-cell-properties fo:padding="0cm" fo:border="none"/>
    </style:style>
    <style:style style:name="Tabla9.A16" style:family="table-cell">
      <style:table-cell-properties fo:padding="0cm" fo:border="none"/>
    </style:style>
    <style:style style:name="Tabla9.A17" style:family="table-cell">
      <style:table-cell-properties fo:padding="0cm" fo:border="none"/>
    </style:style>
    <style:style style:name="Tabla9.A18" style:family="table-cell">
      <style:table-cell-properties fo:padding="0cm" fo:border="none"/>
    </style:style>
    <style:style style:name="Tabla9.A19" style:family="table-cell">
      <style:table-cell-properties fo:padding="0cm" fo:border="none"/>
    </style:style>
    <style:style style:name="Tabla9.A20" style:family="table-cell">
      <style:table-cell-properties fo:padding="0cm" fo:border="none"/>
    </style:style>
    <style:style style:name="Tabla9.A21" style:family="table-cell">
      <style:table-cell-properties fo:padding="0cm" fo:border="none"/>
    </style:style>
    <style:style style:name="Tabla9.A22" style:family="table-cell">
      <style:table-cell-properties fo:padding="0cm" fo:border="none"/>
    </style:style>
    <style:style style:name="Tabla9.A23" style:family="table-cell">
      <style:table-cell-properties fo:padding="0cm" fo:border="none"/>
    </style:style>
    <style:style style:name="Tabla9.A24" style:family="table-cell">
      <style:table-cell-properties fo:padding="0cm" fo:border="none"/>
    </style:style>
    <style:style style:name="Tabla22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2.A" style:family="table-column">
      <style:table-column-properties style:column-width="11.308cm" style:rel-column-width="39405*"/>
    </style:style>
    <style:style style:name="Tabla22.B" style:family="table-column">
      <style:table-column-properties style:column-width="2.499cm" style:rel-column-width="8709*"/>
    </style:style>
    <style:style style:name="Tabla22.C" style:family="table-column">
      <style:table-column-properties style:column-width="2cm" style:rel-column-width="6970*"/>
    </style:style>
    <style:style style:name="Tabla22.E" style:family="table-column">
      <style:table-column-properties style:column-width="0.499cm" style:rel-column-width="1742*"/>
    </style:style>
    <style:style style:name="Tabla22.A1" style:family="table-cell">
      <style:table-cell-properties style:vertical-align="middle" fo:padding="0cm" fo:border="none"/>
    </style:style>
    <style:style style:name="Tabla22.A2" style:family="table-cell">
      <style:table-cell-properties fo:padding="0cm" fo:border="none"/>
    </style:style>
    <style:style style:name="Tabla22.3" style:family="table-row">
      <style:table-row-properties fo:background-color="transparent" fo:keep-together="auto">
        <style:background-image/>
      </style:table-row-properties>
    </style:style>
    <style:style style:name="Tabla22.A3" style:family="table-cell">
      <style:table-cell-properties fo:padding="0cm" fo:border="none"/>
    </style:style>
    <style:style style:name="Tabla22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2.E3" style:family="table-cell">
      <style:table-cell-properties fo:padding="0cm" fo:border="none"/>
    </style:style>
    <style:style style:name="Tabla22.A4" style:family="table-cell">
      <style:table-cell-properties fo:padding="0cm" fo:border="none"/>
    </style:style>
    <style:style style:name="Tabla23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3.A" style:family="table-column">
      <style:table-column-properties style:column-width="8.408cm" style:rel-column-width="29300*"/>
    </style:style>
    <style:style style:name="Tabla23.B" style:family="table-column">
      <style:table-column-properties style:column-width="2.499cm" style:rel-column-width="8709*"/>
    </style:style>
    <style:style style:name="Tabla23.C" style:family="table-column">
      <style:table-column-properties style:column-width="2cm" style:rel-column-width="6970*"/>
    </style:style>
    <style:style style:name="Tabla23.E" style:family="table-column">
      <style:table-column-properties style:column-width="2.9cm" style:rel-column-width="10105*"/>
    </style:style>
    <style:style style:name="Tabla23.F" style:family="table-column">
      <style:table-column-properties style:column-width="0.499cm" style:rel-column-width="1742*"/>
    </style:style>
    <style:style style:name="Tabla23.1" style:family="table-row">
      <style:table-row-properties fo:background-color="transparent" fo:keep-together="auto">
        <style:background-image/>
      </style:table-row-properties>
    </style:style>
    <style:style style:name="Tabla23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3.A2" style:family="table-cell">
      <style:table-cell-properties fo:padding="0cm" fo:border="none"/>
    </style:style>
    <style:style style:name="Tabla23.A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3.E3" style:family="table-cell">
      <style:table-cell-properties fo:padding="0cm" fo:border="none"/>
    </style:style>
    <style:style style:name="Tabla23.F3" style:family="table-cell">
      <style:table-cell-properties fo:padding="0cm" fo:border="none"/>
    </style:style>
    <style:style style:name="Tabla23.A4" style:family="table-cell">
      <style:table-cell-properties fo:padding="0cm" fo:border="none"/>
    </style:style>
    <style:style style:name="Tabla10" style:family="table">
      <style:table-properties style:width="18.807cm" table:align="margins"/>
    </style:style>
    <style:style style:name="Tabla10.A" style:family="table-column">
      <style:table-column-properties style:column-width="18.807cm" style:rel-column-width="65535*"/>
    </style:style>
    <style:style style:name="Tabla11" style:family="table">
      <style:table-properties style:width="18.807cm" table:align="margins"/>
    </style:style>
    <style:style style:name="Tabla11.A" style:family="table-column">
      <style:table-column-properties style:column-width="18.807cm" style:rel-column-width="65535*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start" style:justify-single-word="false"/>
      <style:text-properties fo:font-size="7pt" officeooo:rsid="001e6ca4" style:font-size-asian="7pt" style:font-size-complex="7pt"/>
    </style:style>
    <style:style style:name="P4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6pt" style:font-size-asian="6pt" style:font-size-complex="6pt"/>
    </style:style>
    <style:style style:name="P5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7pt" style:font-size-asian="7pt" style:font-size-complex="7pt"/>
    </style:style>
    <style:style style:name="P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officeooo:paragraph-rsid="00209d77" style:font-size-asian="8pt" style:font-size-complex="8pt"/>
    </style:style>
    <style:style style:name="P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officeooo:paragraph-rsid="0056ae47" style:font-size-asian="8pt" style:font-size-complex="8pt"/>
    </style:style>
    <style:style style:name="P9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officeooo:paragraph-rsid="00626ee7" style:font-size-asian="8pt" style:font-size-complex="8pt"/>
    </style:style>
    <style:style style:name="P1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64cf6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78cd8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15e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637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bfbdb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0aed3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3520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45bc12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51402d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633a2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bfbdb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15e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7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93a9a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9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63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bfbd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2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520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3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44ce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5bc12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Sans1" fo:font-size="9pt" style:font-size-asian="9pt" style:font-size-complex="9pt"/>
    </style:style>
    <style:style style:name="P4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6pt" style:font-size-asian="6pt" style:font-size-complex="6pt"/>
    </style:style>
    <style:style style:name="P43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6pt" officeooo:paragraph-rsid="001e6ca4" style:font-size-asian="6pt" style:font-size-complex="6pt"/>
    </style:style>
    <style:style style:name="P4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9pt" fo:font-weight="bold" officeooo:paragraph-rsid="002a415e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9pt" fo:font-weight="bold" officeooo:paragraph-rsid="002bfbdb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9pt" fo:font-weight="bold" officeooo:paragraph-rsid="0030aed3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9pt" fo:font-weight="bold" officeooo:paragraph-rsid="00335205" style:font-size-asian="9pt" style:font-weight-asian="bold" style:font-size-complex="9pt" style:font-weight-complex="bold"/>
    </style:style>
    <style:style style:name="P50" style:family="paragraph" style:parent-style-name="Table_20_Contents">
      <style:text-properties fo:font-size="9pt" fo:font-weight="bold" officeooo:paragraph-rsid="002a415e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2a415e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2bfbdb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2dbf20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30aed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335205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5536b7" style:font-size-asian="9pt" style:font-weight-asian="bold" style:font-size-complex="9pt" style:font-weight-complex="bold"/>
    </style:style>
    <style:style style:name="P57" style:family="paragraph" style:parent-style-name="Table_20_Contents">
      <style:text-properties fo:font-size="9pt" fo:font-weight="bold" officeooo:paragraph-rsid="002bfbdb" style:font-size-asian="9pt" style:font-weight-asian="bold" style:font-size-complex="9pt" style:font-weight-complex="bold"/>
    </style:style>
    <style:style style:name="P58" style:family="paragraph" style:parent-style-name="Table_20_Contents">
      <style:text-properties fo:font-size="9pt" fo:font-weight="bold" officeooo:paragraph-rsid="0030aed3" style:font-size-asian="9pt" style:font-weight-asian="bold" style:font-size-complex="9pt" style:font-weight-complex="bold"/>
    </style:style>
    <style:style style:name="P59" style:family="paragraph" style:parent-style-name="Table_20_Contents">
      <style:text-properties fo:font-size="9pt" fo:font-weight="bold" officeooo:paragraph-rsid="00335205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9pt" fo:font-weight="bold" officeooo:paragraph-rsid="002a415e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8pt" style:font-size-asian="8pt" style:font-size-complex="8pt"/>
    </style:style>
    <style:style style:name="P64" style:family="paragraph" style:parent-style-name="Table_20_Contents" style:master-page-name="">
      <style:paragraph-properties fo:margin-top="0.199cm" fo:margin-bottom="0.199cm" loext:contextual-spacing="false" fo:text-align="start" style:justify-single-word="false" style:page-number="auto">
        <style:tab-stops/>
      </style:paragraph-properties>
      <style:text-properties style:font-name="Liberation Sans1" fo:font-size="8pt" fo:language="zxx" fo:country="none" style:font-size-asian="8pt" style:language-asian="zxx" style:country-asian="none" style:font-size-complex="8pt" style:language-complex="zxx" style:country-complex="none"/>
    </style:style>
    <style:style style:name="P65" style:family="paragraph" style:parent-style-name="Standard">
      <style:text-properties style:font-name="Liberation Sans1" fo:font-size="2pt" style:font-size-asian="1.75pt" style:font-size-complex="2pt"/>
    </style:style>
    <style:style style:name="P66" style:family="paragraph" style:parent-style-name="Horizontal_20_Line">
      <style:paragraph-properties fo:margin-top="0cm" fo:margin-bottom="0.25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" fo:language="zxx" fo:country="none" style:language-asian="zxx" style:country-asian="none" style:language-complex="zxx" style:country-complex="none"/>
    </style:style>
    <style:style style:name="P67" style:family="paragraph" style:parent-style-name="Horizontal_20_Line">
      <style:paragraph-properties fo:margin-top="0cm" fo:margin-bottom="0.25cm" loext:contextual-spacing="false">
        <style:tab-stops>
          <style:tab-stop style:position="9.5cm"/>
          <style:tab-stop style:position="18.9cm" style:type="right"/>
        </style:tab-stops>
      </style:paragraph-properties>
    </style:style>
    <style:style style:name="P68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normal" officeooo:paragraph-rsid="002a415e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normal" officeooo:paragraph-rsid="0030aed3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2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officeooo:paragraph-rsid="002a415e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3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officeooo:paragraph-rsid="00335205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4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officeooo:paragraph-rsid="0045bc1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5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63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6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bfbd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7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520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8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5bc12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9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15e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bfbdb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dbf20" style:font-size-asian="8pt" style:font-weight-asian="normal" style:font-size-complex="8pt" style:font-weight-complex="normal"/>
    </style:style>
    <style:style style:name="P83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0aed3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35205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36430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2e7cdf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2fc542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30aed3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335205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1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2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3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bfbd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4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520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5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536e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6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643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7" style:family="paragraph" style:parent-style-name="Table_20_Contents">
      <style:paragraph-properties fo:margin-left="0cm" fo:margin-right="0.15cm" fo:text-align="start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6bf69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8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9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0" style:family="paragraph" style:parent-style-name="Frame_20_contents">
      <style:paragraph-properties fo:text-align="center" style:justify-single-word="false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3" style:family="paragraph" style:parent-style-name="Table_20_Contents" style:master-page-name="First_20_Page">
      <style:paragraph-properties fo:margin-top="0.199cm" fo:margin-bottom="0.199cm" loext:contextual-spacing="false" fo:text-align="start" style:justify-single-word="false" style:page-number="auto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style:font-size-asian="8pt" style:font-size-complex="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6ae47"/>
    </style:style>
    <style:style style:name="T4" style:family="text">
      <style:text-properties officeooo:rsid="00626ee7"/>
    </style:style>
    <style:style style:name="T5" style:family="text">
      <style:text-properties officeooo:rsid="00633a2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ody" table:style-name="Body">
        <table:table-column table:style-name="Body.A"/>
        <table:table-row table:style-name="Body.1">
          <table:table-cell table:style-name="Body.A1" office:value-type="string">
            <text:p text:style-name="P43"><text:placeholder text:placeholder-type="text">&lt;set_lang(alt_lang)&gt;</text:placeholder>Page: <text:page-number text:select-page="current">1</text:page-number><text:s/>/ <text:page-count>6</text:page-count></text:p>
            <text:p text:style-name="P62">Results Report</text:p>
            <text:p text:style-name="P63"><text:placeholder text:placeholder-type="text">&lt;replace_number&gt;</text:placeholder></text:p>
            <text:p text:style-name="P66"/>
            <text:p text:style-name="P38">Date: <text:placeholder text:placeholder-type="text">&lt;format_date(print_date, user.language)&gt;</text:placeholder><text:tab/><text:tab/>REPORT Nº: <text:placeholder text:placeholder-type="text">&lt;number&gt;</text:placeholder></text:p>
            <text:p text:style-name="P38">REQUESTED BY: <text:placeholder text:placeholder-type="text">&lt;party&gt;</text:placeholder></text:p>
            <text:p text:style-name="P38">ADDRESS: <text:placeholder text:placeholder-type="text">&lt;party_address&gt;</text:placeholder></text:p>
            <text:p text:style-name="P67"/>
            <text:p text:style-name="P40">RECEIVED SAMPLE</text:p>
            <text:p text:style-name="P6"><text:placeholder text:placeholder-type="text">&lt;if test="report_type == 'normal'"&gt;</text:placeholder></text:p>
            <text:p text:style-name="P6">LABEL: <text:placeholder text:placeholder-type="text">&lt;sample_label&gt;</text:placeholder></text:p>
            <text:p text:style-name="P9"><text:span text:style-name="T4">CUSTOMER DESCRIPTION: </text:span><text:s/><text:placeholder text:placeholder-type="text">&lt;sample_client_description&gt;</text:placeholder></text:p>
            <text:p text:style-name="P6"><text:placeholder text:placeholder-type="text">&lt;if test="report_section == 'for'"&gt;</text:placeholder></text:p>
            <text:p text:style-name="P6">FORMULATION TYPES: <text:placeholder text:placeholder-type="text">&lt;sample_prodct_type&gt;</text:placeholder></text:p>
            <text:p text:style-name="P6">ACTIVE INGREDIENT: <text:placeholder text:placeholder-type="text">&lt;sample_matrix&gt;</text:placeholder></text:p>
            <text:p text:style-name="P6"><text:placeholder text:placeholder-type="text">&lt;/if&gt;</text:placeholder></text:p>
            <text:p text:style-name="P6"><text:placeholder text:placeholder-type="text">&lt;/if&gt;</text:placeholder></text:p>
            <text:p text:style-name="P6">PRODUCER COMPANY: <text:placeholder text:placeholder-type="text">&lt;sample_producer&gt;</text:placeholder></text:p>
            <text:p text:style-name="P8"><text:span text:style-name="T3">CONFIRMATION SAMPLE RECEPTION:</text:span> <text:placeholder text:placeholder-type="text">&lt;format_date(sample_date, user.language)&gt;</text:placeholder><text:tab/>CONTAINER: <text:placeholder text:placeholder-type="text">&lt;sample_packages_quantity&gt;</text:placeholder><text:s/><text:placeholder text:placeholder-type="text">&lt;sample_package_type&gt;</text:placeholder></text:p>
            <text:p text:style-name="P6">BEGINNING OF THE ANALYSIS: <text:placeholder text:placeholder-type="text">&lt;format_date(min_start_date, user.language)&gt;</text:placeholder><text:tab/>SAMPLE PRESENTATION: <text:placeholder text:placeholder-type="text">&lt;sample_package_state&gt;</text:placeholder></text:p>
            <text:p text:style-name="P6">END OF ANALYSIS: <text:placeholder text:placeholder-type="text">&lt;format_date(max_end_date, user.language)&gt;</text:placeholder><text:placeholder text:placeholder-type="text">&lt;if test="report_type == 'normal'"&gt;</text:placeholder><text:tab/>CODE OF THE SAMPLE: <text:placeholder text:placeholder-type="text">&lt;sample_number&gt;</text:placeholder><text:placeholder text:placeholder-type="text">&lt;/if&gt;</text:placeholder></text:p>
            <text:p text:style-name="P6"><text:placeholder text:placeholder-type="text">&lt;if test="report_section == 'rp' and (stp_project == 'True' or stp_polisample_project == 'True')"&gt;</text:placeholder></text:p>
            <text:p text:style-name="P6">STUDY PLAN N°: <text:placeholder text:placeholder-type="text">&lt;stp_code&gt;</text:placeholder></text:p>
            <text:p text:style-name="P6"><text:placeholder text:placeholder-type="text">&lt;/if&gt;</text:placeholder></text:p>
            <text:p text:style-name="P6"><text:placeholder text:placeholder-type="text">&lt;if test="report_type == 'normal' and report_section == 'rp' and stp_project == 'True'"&gt;</text:placeholder></text:p>
            <text:p text:style-name="P7">APPLICATION DATES: <text:placeholder text:placeholder-type="text">&lt;if test="stp_application_date"&gt;</text:placeholder><text:placeholder text:placeholder-type="text">&lt;format_date(stp_application_date, user.language)&gt;</text:placeholder><text:placeholder text:placeholder-type="text">&lt;/if&gt;</text:placeholder></text:p>
            <text:p text:style-name="P7">SAMPLING DATE: <text:placeholder text:placeholder-type="text">&lt;if test="stp_sampling_date"&gt;</text:placeholder><text:placeholder text:placeholder-type="text">&lt;format_date(stp_sampling_date, user.language)&gt;</text:placeholder><text:placeholder text:placeholder-type="text">&lt;/if&gt;</text:placeholder><text:tab/>TREATMENT: <text:placeholder text:placeholder-type="text">&lt;stp_treatment&gt;</text:placeholder></text:p>
            <text:p text:style-name="P6">ZONE: <text:placeholder text:placeholder-type="text">&lt;stp_zone&gt;</text:placeholder><text:tab/>DOSE: <text:placeholder text:placeholder-type="text">&lt;stp_dosis&gt;</text:placeholder></text:p>
            <text:p text:style-name="P6">DAYS AFTER TREATMENT (DAT): <text:placeholder text:placeholder-type="text">&lt;stp_after_application_days&gt;</text:placeholder><text:tab/>REPETITION: <text:placeholder text:placeholder-type="text">&lt;stp_repetition&gt;</text:placeholder><text:tab/>SENASA PROTOCOL N°: <text:placeholder text:placeholder-type="text">&lt;stp_z_senasa_protocol&gt;</text:placeholder></text:p>
            <text:p text:style-name="P6"><text:placeholder text:placeholder-type="text">&lt;/if&gt;</text:placeholder></text:p>
            <text:p text:style-name="P66"/>
            <text:p text:style-name="P40">RESULTS</text:p>
            <text:p text:style-name="P10"><text:placeholder text:placeholder-type="text">&lt;for each="fraction in fractions"&gt;</text:placeholder></text:p>
            <text:p text:style-name="P10"><text:placeholder text:placeholder-type="text">&lt;if test="report_type == 'normal'"&gt;</text:placeholder></text:p>
            <text:p text:style-name="P10"><text:placeholder text:placeholder-type="text">&lt;if test="report_section in ('amb', 'sq') and report_result_type == 'result'"&gt;</text:placeholder></text:p>
            <text:p text:style-name="P14"><text:placeholder text:placeholder-type="text">&lt;for each="conc in fraction.concentrations.values()"&gt;</text:placeholder></text:p>
            <text:p text:style-name="P68"><text:placeholder text:placeholder-type="text">&lt;conc.label&gt;</text:placeholder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B"/>
              <table:table-column table:style-name="Tabla3.E"/>
              <table:table-header-rows>
                <table:table-row>
                  <table:table-cell table:style-name="Tabla3.A1" office:value-type="string">
                    <text:p text:style-name="P44">Analysis</text:p>
                  </table:table-cell>
                  <table:table-cell table:style-name="Tabla3.A1" office:value-type="string">
                    <text:p text:style-name="P60">Result</text:p>
                  </table:table-cell>
                  <table:table-cell table:style-name="Tabla3.A1" office:value-type="string">
                    <text:p text:style-name="P48">Unit</text:p>
                  </table:table-cell>
                  <table:table-cell table:style-name="Tabla3.A1" office:value-type="string">
                    <text:p text:style-name="P48"/>
                  </table:table-cell>
                  <table:table-cell table:style-name="Tabla3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3.A2" table:number-columns-spanned="5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3.3">
                <table:table-cell table:style-name="Tabla3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3.B3" office:value-type="string">
                  <text:p text:style-name="P90"><text:placeholder text:placeholder-type="text">&lt;line.result&gt;</text:placeholder></text:p>
                </table:table-cell>
                <table:table-cell table:style-name="Tabla3.C3" office:value-type="string">
                  <text:p text:style-name="P102"><text:placeholder text:placeholder-type="text">&lt;line.initial_unit&gt;</text:placeholder></text:p>
                </table:table-cell>
                <table:table-cell table:style-name="Tabla3.D3" office:value-type="string">
                  <text:p text:style-name="P91"><text:placeholder text:placeholder-type="text">&lt;line.detection_limit&gt;</text:placeholder></text:p>
                </table:table-cell>
                <table:table-cell table:style-name="Tabla3.E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3.A4" table:number-columns-spanned="5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6"><text:placeholder text:placeholder-type="text">&lt;if test="report_section == 'for' and report_result_type in ('result', 'both')"&gt;</text:placeholder></text:p>
            <text:p text:style-name="P16"><text:placeholder text:placeholder-type="text">&lt;for each="conc in fraction.concentrations.values()"&gt;</text:placeholder></text:p>
            <text:p text:style-name="P70"><text:placeholder text:placeholder-type="text">&lt;conc.label&gt;</text:placeholder></text:p>
            <table:table table:name="Tabla17" table:style-name="Tabla17">
              <table:table-column table:style-name="Tabla17.A"/>
              <table:table-column table:style-name="Tabla17.B" table:number-columns-repeated="2"/>
              <table:table-column table:style-name="Tabla17.D"/>
              <table:table-column table:style-name="Tabla17.E"/>
              <table:table-header-rows>
                <table:table-row>
                  <table:table-cell table:style-name="Tabla17.A1" office:value-type="string">
                    <text:p text:style-name="P58">Analysis</text:p>
                  </table:table-cell>
                  <table:table-cell table:style-name="Tabla17.A1" office:value-type="string">
                    <text:p text:style-name="P48">Result</text:p>
                  </table:table-cell>
                  <table:table-cell table:style-name="Tabla17.A1" office:value-type="string">
                    <text:p text:style-name="P48">Detection Limit</text:p>
                  </table:table-cell>
                  <table:table-cell table:style-name="Tabla17.A1" office:value-type="string">
                    <text:p text:style-name="P48">Unit</text:p>
                  </table:table-cell>
                  <table:table-cell table:style-name="Tabla17.A1" office:value-type="string">
                    <text:p text:style-name="P48"/>
                  </table:table-cell>
                </table:table-row>
              </table:table-header-rows>
              <table:table-row>
                <table:table-cell table:style-name="Tabla17.A2" table:number-columns-spanned="5" office:value-type="string">
                  <text:p text:style-name="P16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7.3">
                <table:table-cell table:style-name="Tabla17.A3" office:value-type="string">
                  <text:p text:style-name="P16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7.B3" office:value-type="string">
                  <text:p text:style-name="P91"><text:placeholder text:placeholder-type="text">&lt;line.result&gt;</text:placeholder></text:p>
                </table:table-cell>
                <table:table-cell table:style-name="Tabla17.C3" office:value-type="string">
                  <text:p text:style-name="P91"><text:placeholder text:placeholder-type="text">&lt;line.detection_limit&gt;</text:placeholder></text:p>
                </table:table-cell>
                <table:table-cell table:style-name="Tabla17.B3" office:value-type="string">
                  <text:p text:style-name="P37"><text:placeholder text:placeholder-type="text">&lt;line.initial_unit&gt;</text:placeholder></text:p>
                </table:table-cell>
                <table:table-cell table:style-name="Tabla17.E3" office:value-type="string">
                  <text:p text:style-name="P88"><text:placeholder text:placeholder-type="text">&lt;line.corrected&gt;</text:placeholder></text:p>
                </table:table-cell>
              </table:table-row>
              <table:table-row>
                <table:table-cell table:style-name="Tabla17.A4" table:number-columns-spanned="5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1"><text:placeholder text:placeholder-type="text">&lt;/for&gt;</text:placeholder></text:p>
            <text:p text:style-name="P31"><text:placeholder text:placeholder-type="text">&lt;/if&gt;</text:placeholder></text:p>
            <text:p text:style-name="P13"><text:soft-page-break/><text:placeholder text:placeholder-type="text">&lt;if test="report_section in ('amb', 'sq') and report_result_type == 'result_range'"&gt;</text:placeholder></text:p>
            <text:p text:style-name="P13"><text:placeholder text:placeholder-type="text">&lt;for each="conc in fraction.concentrations.values()"&gt;</text:placeholder></text:p>
            <text:p text:style-name="P69"><text:placeholder text:placeholder-type="text">&lt;conc.label&gt;</text:placeholder></text:p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B"/>
              <table:table-column table:style-name="Tabla12.F"/>
              <table:table-header-rows>
                <table:table-row>
                  <table:table-cell table:style-name="Tabla12.A1" office:value-type="string">
                    <text:p text:style-name="P50">Analysis</text:p>
                  </table:table-cell>
                  <table:table-cell table:style-name="Tabla12.A1" office:value-type="string">
                    <text:p text:style-name="P61">Result</text:p>
                  </table:table-cell>
                  <table:table-cell table:style-name="Tabla12.A1" office:value-type="string">
                    <text:p text:style-name="P46">Unit</text:p>
                  </table:table-cell>
                  <table:table-cell table:style-name="Tabla12.A1" office:value-type="string">
                    <text:p text:style-name="P56"><text:placeholder text:placeholder-type="text">&lt;range_title&gt;</text:placeholder></text:p>
                  </table:table-cell>
                  <table:table-cell table:style-name="Tabla12.A1" office:value-type="string">
                    <text:p text:style-name="P51"/>
                  </table:table-cell>
                  <table:table-cell table:style-name="Tabla12.A1" office:value-type="string">
                    <text:p text:style-name="P51"/>
                  </table:table-cell>
                </table:table-row>
              </table:table-header-rows>
              <table:table-row>
                <table:table-cell table:style-name="Tabla12.A2" table:number-columns-spanned="6" office:value-type="string">
                  <text:p text:style-name="P13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12.3">
                <table:table-cell table:style-name="Tabla12.A3" office:value-type="string">
                  <text:p text:style-name="P13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2.B3" office:value-type="string">
                  <text:p text:style-name="P92"><text:placeholder text:placeholder-type="text">&lt;line.result&gt;</text:placeholder></text:p>
                </table:table-cell>
                <table:table-cell table:style-name="Tabla12.B3" office:value-type="string">
                  <text:p text:style-name="P102"><text:placeholder text:placeholder-type="text">&lt;line.initial_unit&gt;</text:placeholder></text:p>
                </table:table-cell>
                <table:table-cell table:style-name="Tabla12.D3" office:value-type="string">
                  <text:p text:style-name="P83"><text:placeholder text:placeholder-type="text">&lt;line.reference&gt;</text:placeholder></text:p>
                </table:table-cell>
                <table:table-cell table:style-name="Tabla12.B3" office:value-type="string">
                  <text:p text:style-name="P91"><text:placeholder text:placeholder-type="text">&lt;line.detection_limit&gt;</text:placeholder></text:p>
                </table:table-cell>
                <table:table-cell table:style-name="Tabla12.F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2.A4" table:number-columns-spanned="6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8"><text:placeholder text:placeholder-type="text">&lt;/for&gt;</text:placeholder></text:p>
            <text:p text:style-name="P28"><text:placeholder text:placeholder-type="text">&lt;/if&gt;</text:placeholder></text:p>
            <text:p text:style-name="P16"><text:placeholder text:placeholder-type="text">&lt;if test="report_section == 'for' and report_result_type == 'result_range'"&gt;</text:placeholder></text:p>
            <text:p text:style-name="P16"><text:placeholder text:placeholder-type="text">&lt;for each="conc in fraction.concentrations.values()"&gt;</text:placeholder></text:p>
            <text:p text:style-name="P70"><text:placeholder text:placeholder-type="text">&lt;conc.label&gt;</text:placeholder></text:p>
            <table:table table:name="Tabla18" table:style-name="Tabla18">
              <table:table-column table:style-name="Tabla18.A"/>
              <table:table-column table:style-name="Tabla18.B" table:number-columns-repeated="2"/>
              <table:table-column table:style-name="Tabla18.D"/>
              <table:table-column table:style-name="Tabla18.E"/>
              <table:table-column table:style-name="Tabla18.F"/>
              <table:table-header-rows>
                <table:table-row>
                  <table:table-cell table:style-name="Tabla18.A1" office:value-type="string">
                    <text:p text:style-name="P58">Analysis</text:p>
                  </table:table-cell>
                  <table:table-cell table:style-name="Tabla18.A1" office:value-type="string">
                    <text:p text:style-name="P48">Result</text:p>
                  </table:table-cell>
                  <table:table-cell table:style-name="Tabla18.A1" office:value-type="string">
                    <text:p text:style-name="P48">Detection Limit</text:p>
                  </table:table-cell>
                  <table:table-cell table:style-name="Tabla18.A1" office:value-type="string">
                    <text:p text:style-name="P48">Unit</text:p>
                  </table:table-cell>
                  <table:table-cell table:style-name="Tabla18.A1" office:value-type="string">
                    <text:p text:style-name="P56"><text:placeholder text:placeholder-type="text">&lt;range_title&gt;</text:placeholder></text:p>
                  </table:table-cell>
                  <table:table-cell table:style-name="Tabla18.A1" office:value-type="string">
                    <text:p text:style-name="P54"/>
                  </table:table-cell>
                </table:table-row>
              </table:table-header-rows>
              <table:table-row>
                <table:table-cell table:style-name="Tabla18.A2" table:number-columns-spanned="6" office:value-type="string">
                  <text:p text:style-name="P16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18.3">
                <table:table-cell table:style-name="Tabla18.A3" office:value-type="string">
                  <text:p text:style-name="P16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8.B3" office:value-type="string">
                  <text:p text:style-name="P91"><text:placeholder text:placeholder-type="text">&lt;line.result&gt;</text:placeholder></text:p>
                </table:table-cell>
                <table:table-cell table:style-name="Tabla18.B3" office:value-type="string">
                  <text:p text:style-name="P91"><text:placeholder text:placeholder-type="text">&lt;line.detection_limit&gt;</text:placeholder></text:p>
                </table:table-cell>
                <table:table-cell table:style-name="Tabla18.B3" office:value-type="string">
                  <text:p text:style-name="P37"><text:placeholder text:placeholder-type="text">&lt;line.initial_unit&gt;</text:placeholder></text:p>
                </table:table-cell>
                <table:table-cell table:style-name="Tabla18.E3" office:value-type="string">
                  <text:p text:style-name="P83"><text:placeholder text:placeholder-type="text">&lt;line.reference&gt;</text:placeholder></text:p>
                </table:table-cell>
                <table:table-cell table:style-name="Tabla18.F3" office:value-type="string">
                  <text:p text:style-name="P88"><text:placeholder text:placeholder-type="text">&lt;line.corrected&gt;</text:placeholder></text:p>
                </table:table-cell>
              </table:table-row>
              <table:table-row>
                <table:table-cell table:style-name="Tabla18.A4" table:number-columns-spanned="6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31"><text:placeholder text:placeholder-type="text">&lt;/for&gt;</text:placeholder></text:p>
            <text:p text:style-name="P31"><text:placeholder text:placeholder-type="text">&lt;/if&gt;</text:placeholder></text:p>
            <text:p text:style-name="P10"><text:placeholder text:placeholder-type="text">&lt;if test="report_section in ('amb', 'sq') and report_result_type == 'both'"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B"/>
              <table:table-column table:style-name="Tabla4.C"/>
              <table:table-column table:style-name="Tabla4.B"/>
              <table:table-column table:style-name="Tabla4.G"/>
              <table:table-header-rows>
                <table:table-row>
                  <table:table-cell table:style-name="Tabla4.A1" office:value-type="string">
                    <text:p text:style-name="P44">Analysis</text:p>
                  </table:table-cell>
                  <table:table-cell table:style-name="Tabla4.A1" table:number-columns-spanned="2" office:value-type="string">
                    <text:p text:style-name="P45">Result</text:p>
                  </table:table-cell>
                  <table:covered-table-cell/>
                  <table:table-cell table:style-name="Tabla4.A1" table:number-columns-spanned="2" office:value-type="string">
                    <text:p text:style-name="P45"><text:placeholder text:placeholder-type="text">&lt;conc.unit_label&gt;</text:placeholder></text:p>
                  </table:table-cell>
                  <table:covered-table-cell/>
                  <table:table-cell table:style-name="Tabla4.A1" office:value-type="string">
                    <text:p text:style-name="P45"/>
                  </table:table-cell>
                  <table:table-cell table:style-name="Tabla4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4.A2" table:number-columns-spanned="7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4.3">
                <table:table-cell table:style-name="Tabla4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4.B3" office:value-type="string">
                  <text:p text:style-name="P90"><text:placeholder text:placeholder-type="text">&lt;line.result&gt;</text:placeholder></text:p>
                </table:table-cell>
                <table:table-cell table:style-name="Tabla4.B3" office:value-type="string">
                  <text:p text:style-name="P101"><text:placeholder text:placeholder-type="text">&lt;line.initial_unit&gt;</text:placeholder></text:p>
                </table:table-cell>
                <table:table-cell table:style-name="Tabla4.D3" office:value-type="string">
                  <text:p text:style-name="P79"><text:placeholder text:placeholder-type="text">&lt;line.converted_result&gt;</text:placeholder></text:p>
                </table:table-cell>
                <table:table-cell table:style-name="Tabla4.B3" office:value-type="string">
                  <text:p text:style-name="P35"><text:placeholder text:placeholder-type="text">&lt;line.final_unit&gt;</text:placeholder></text:p>
                </table:table-cell>
                <table:table-cell table:style-name="Tabla4.B3" office:value-type="string">
                  <text:p text:style-name="P95"><text:placeholder text:placeholder-type="text">&lt;line.detection_limit&gt;</text:placeholder></text:p>
                </table:table-cell>
                <table:table-cell table:style-name="Tabla4.G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4.A4" table:number-columns-spanned="7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0"><text:placeholder text:placeholder-type="text">&lt;if test="report_section == 'mi' and report_result_type in ('result', 'both')"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>
                  <table:table-cell table:style-name="Tabla5.A1" office:value-type="string">
                    <text:p text:style-name="P44">Analysis</text:p>
                  </table:table-cell>
                  <table:table-cell table:style-name="Tabla5.A1" table:number-columns-spanned="2" office:value-type="string">
                    <text:p text:style-name="P45">Result</text:p>
                  </table:table-cell>
                  <table:covered-table-cell/>
                  <table:table-cell table:style-name="Tabla5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5.A2" table:number-columns-spanned="4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5.3">
                <table:table-cell table:style-name="Tabla5.A3" office:value-type="string">
                  <text:p text:style-name="P10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5.B3" office:value-type="string">
                  <text:p text:style-name="P90"><text:placeholder text:placeholder-type="text">&lt;line.result&gt;</text:placeholder></text:p>
                </table:table-cell>
                <table:table-cell table:style-name="Tabla5.B3" office:value-type="string">
                  <text:p text:style-name="P35"><text:placeholder text:placeholder-type="text">&lt;line.initial_unit&gt;</text:placeholder></text:p>
                </table:table-cell>
                <table:table-cell table:style-name="Tabla5.D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5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3"><text:placeholder text:placeholder-type="text">&lt;if test="report_section == 'mi' and report_result_type == 'result_range'"&gt;</text:placeholder></text:p>
            <text:p text:style-name="P13"><text:placeholder text:placeholder-type="text">&lt;for each="conc in fraction.concentrations.values()"&gt;</text:placeholder></text:p>
            <text:p text:style-name="P72"><text:placeholder text:placeholder-type="text">&lt;conc.label&gt;</text:placeholder></text:p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column table:style-name="Tabla13.E"/>
              <table:table-header-rows>
                <table:table-row>
                  <table:table-cell table:style-name="Tabla13.A1" office:value-type="string">
                    <text:p text:style-name="P50"><text:soft-page-break/>Analysis</text:p>
                  </table:table-cell>
                  <table:table-cell table:style-name="Tabla13.A1" table:number-columns-spanned="2" office:value-type="string">
                    <text:p text:style-name="P46">Result</text:p>
                  </table:table-cell>
                  <table:covered-table-cell/>
                  <table:table-cell table:style-name="Tabla13.A1" office:value-type="string">
                    <text:p text:style-name="P56"><text:placeholder text:placeholder-type="text">&lt;range_title&gt;</text:placeholder></text:p>
                  </table:table-cell>
                  <table:table-cell table:style-name="Tabla13.A1" office:value-type="string">
                    <text:p text:style-name="P51"/>
                  </table:table-cell>
                </table:table-row>
              </table:table-header-rows>
              <table:table-row>
                <table:table-cell table:style-name="Tabla13.A2" table:number-columns-spanned="5" office:value-type="string">
                  <text:p text:style-name="P13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3.3">
                <table:table-cell table:style-name="Tabla13.A3" office:value-type="string">
                  <text:p text:style-name="P13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13.B3" office:value-type="string">
                  <text:p text:style-name="P92"><text:placeholder text:placeholder-type="text">&lt;line.result&gt;</text:placeholder></text:p>
                </table:table-cell>
                <table:table-cell table:style-name="Tabla13.B3" office:value-type="string">
                  <text:p text:style-name="P36"><text:placeholder text:placeholder-type="text">&lt;line.initial_unit&gt;</text:placeholder></text:p>
                </table:table-cell>
                <table:table-cell table:style-name="Tabla13.D3" office:value-type="string">
                  <text:p text:style-name="P80"><text:placeholder text:placeholder-type="text">&lt;line.reference&gt;</text:placeholder></text:p>
                </table:table-cell>
                <table:table-cell table:style-name="Tabla13.E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3.A4" table:number-columns-spanned="5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8"><text:placeholder text:placeholder-type="text">&lt;/for&gt;</text:placeholder></text:p>
            <text:p text:style-name="P28"><text:placeholder text:placeholder-type="text">&lt;/if&gt;</text:placeholder></text:p>
            <text:p text:style-name="P10"><text:placeholder text:placeholder-type="text">&lt;if test="report_section == 'rp' and report_result_type in ('result', 'both')"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able:table table:name="Tabla6" table:style-name="Tabla6">
              <table:table-column table:style-name="Tabla6.A"/>
              <table:table-column table:style-name="Tabla6.B"/>
              <table:table-column table:style-name="Tabla6.C" table:number-columns-repeated="3"/>
              <table:table-column table:style-name="Tabla6.F"/>
              <table:table-header-rows>
                <table:table-row>
                  <table:table-cell table:style-name="Tabla6.A1" office:value-type="string">
                    <text:p text:style-name="P44">Analysis</text:p>
                  </table:table-cell>
                  <table:table-cell table:style-name="Tabla6.A1" office:value-type="string">
                    <text:p text:style-name="P60">Result</text:p>
                    <text:p text:style-name="P60">(<text:placeholder text:placeholder-type="text">&lt;initial_unit&gt;</text:placeholder>)</text:p>
                  </table:table-cell>
                  <table:table-cell table:style-name="Tabla6.A1" office:value-type="string">
                    <text:p text:style-name="P45"/>
                  </table:table-cell>
                  <table:table-cell table:style-name="Tabla6.A1" office:value-type="string">
                    <text:p text:style-name="P45">Detection Limit</text:p>
                    <text:p text:style-name="P45">(<text:placeholder text:placeholder-type="text">&lt;initial_unit&gt;</text:placeholder>)</text:p>
                  </table:table-cell>
                  <table:table-cell table:style-name="Tabla6.A1" office:value-type="string">
                    <text:p text:style-name="P45">Method</text:p>
                  </table:table-cell>
                  <table:table-cell table:style-name="Tabla6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6.A2" table:number-columns-spanned="6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6.3">
                <table:table-cell table:style-name="Tabla6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6.B3" office:value-type="string">
                  <text:p text:style-name="P90"><text:placeholder text:placeholder-type="text">&lt;line.result&gt;</text:placeholder></text:p>
                </table:table-cell>
                <table:table-cell table:style-name="Tabla6.B3" office:value-type="string">
                  <text:p text:style-name="P97"><text:placeholder text:placeholder-type="text">&lt;line.initial_unit&gt;</text:placeholder></text:p>
                </table:table-cell>
                <table:table-cell table:style-name="Tabla6.B3" office:value-type="string">
                  <text:p text:style-name="P98"><text:placeholder text:placeholder-type="text">&lt;line.detection_limit&gt;</text:placeholder></text:p>
                </table:table-cell>
                <table:table-cell table:style-name="Tabla6.E3" office:value-type="string">
                  <text:p text:style-name="P23"><text:placeholder text:placeholder-type="text">&lt;line.pnt&gt;</text:placeholder></text:p>
                </table:table-cell>
                <table:table-cell table:style-name="Tabla6.F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6.A4" table:number-columns-spanned="6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3"><text:placeholder text:placeholder-type="text">&lt;if test="report_section == 'rp' and report_result_type == 'result_range'"&gt;</text:placeholder></text:p>
            <text:p text:style-name="P13"><text:placeholder text:placeholder-type="text">&lt;for each="conc in fraction.concentrations.values()"&gt;</text:placeholder></text:p>
            <text:p text:style-name="P72"><text:placeholder text:placeholder-type="text">&lt;conc.label&gt;</text:placeholder></text:p>
            <table:table table:name="Tabla14" table:style-name="Tabla14">
              <table:table-column table:style-name="Tabla14.A"/>
              <table:table-column table:style-name="Tabla14.B"/>
              <table:table-column table:style-name="Tabla14.C" table:number-columns-repeated="2"/>
              <table:table-column table:style-name="Tabla14.E"/>
              <table:table-column table:style-name="Tabla14.C"/>
              <table:table-column table:style-name="Tabla14.G"/>
              <table:table-header-rows>
                <table:table-row>
                  <table:table-cell table:style-name="Tabla14.A1" office:value-type="string">
                    <text:p text:style-name="P50">Analysis</text:p>
                  </table:table-cell>
                  <table:table-cell table:style-name="Tabla14.A1" office:value-type="string">
                    <text:p text:style-name="P61">Result</text:p>
                    <text:p text:style-name="P61">(<text:placeholder text:placeholder-type="text">&lt;initial_unit&gt;</text:placeholder>)</text:p>
                  </table:table-cell>
                  <table:table-cell table:style-name="Tabla14.A1" office:value-type="string">
                    <text:p text:style-name="P46"/>
                  </table:table-cell>
                  <table:table-cell table:style-name="Tabla14.A1" office:value-type="string">
                    <text:p text:style-name="P46">Detection Limit</text:p>
                    <text:p text:style-name="P46">(<text:placeholder text:placeholder-type="text">&lt;initial_unit&gt;</text:placeholder>)</text:p>
                  </table:table-cell>
                  <table:table-cell table:style-name="Tabla14.A1" office:value-type="string">
                    <text:p text:style-name="P56"><text:placeholder text:placeholder-type="text">&lt;range_title&gt;</text:placeholder></text:p>
                  </table:table-cell>
                  <table:table-cell table:style-name="Tabla14.A1" office:value-type="string">
                    <text:p text:style-name="P46">Method</text:p>
                  </table:table-cell>
                  <table:table-cell table:style-name="Tabla14.A1" office:value-type="string">
                    <text:p text:style-name="P46"/>
                  </table:table-cell>
                </table:table-row>
              </table:table-header-rows>
              <table:table-row>
                <table:table-cell table:style-name="Tabla14.A2" table:number-columns-spanned="7" office:value-type="string">
                  <text:p text:style-name="P13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14.3">
                <table:table-cell table:style-name="Tabla14.A3" office:value-type="string">
                  <text:p text:style-name="P13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4.B3" office:value-type="string">
                  <text:p text:style-name="P92"><text:placeholder text:placeholder-type="text">&lt;line.result&gt;</text:placeholder></text:p>
                </table:table-cell>
                <table:table-cell table:style-name="Tabla14.B3" office:value-type="string">
                  <text:p text:style-name="P97"><text:placeholder text:placeholder-type="text">&lt;line.initial_unit&gt;</text:placeholder></text:p>
                </table:table-cell>
                <table:table-cell table:style-name="Tabla14.B3" office:value-type="string">
                  <text:p text:style-name="P99"><text:placeholder text:placeholder-type="text">&lt;line.detection_limit&gt;</text:placeholder></text:p>
                </table:table-cell>
                <table:table-cell table:style-name="Tabla14.E3" office:value-type="string">
                  <text:p text:style-name="P80"><text:placeholder text:placeholder-type="text">&lt;line.reference&gt;</text:placeholder></text:p>
                </table:table-cell>
                <table:table-cell table:style-name="Tabla14.F3" office:value-type="string">
                  <text:p text:style-name="P24"><text:placeholder text:placeholder-type="text">&lt;line.pnt&gt;</text:placeholder></text:p>
                </table:table-cell>
                <table:table-cell table:style-name="Tabla14.G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4.A4" table:number-columns-spanned="7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8"><text:placeholder text:placeholder-type="text">&lt;/for&gt;</text:placeholder></text:p>
            <text:p text:style-name="P28"><text:placeholder text:placeholder-type="text">&lt;/if&gt;</text:placeholder></text:p>
            <text:p text:style-name="P33"><text:placeholder text:placeholder-type="text">&lt;/if&gt;</text:placeholder></text:p>
            <text:p text:style-name="P26"><text:placeholder text:placeholder-type="text">&lt;if test="report_type == 'polisample'"&gt;</text:placeholder></text:p>
            <text:p text:style-name="P10"><text:placeholder text:placeholder-type="text">&lt;if test="report_section in ('amb', 'sq')"&gt;</text:placeholder></text:p>
            <text:p text:style-name="P10"/>
            <text:p text:style-name="P20"><text:span text:style-name="T5">CUSTOMER DESCRIPTION: </text:span><text:placeholder text:placeholder-type="text">&lt;fraction.client_description&gt;</text:placeholder></text:p>
            <text:p text:style-name="P10">LABEL: <text:placeholder text:placeholder-type="text">&lt;fraction.label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ext:p text:style-name="P75"><text:placeholder text:placeholder-type="text">&lt;if test="report_result_type in ('result', 'both')"&gt;</text:placeholder>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header-rows>
                <table:table-row>
                  <table:table-cell table:style-name="Tabla7.A1" office:value-type="string">
                    <text:p text:style-name="P44">Analysis</text:p>
                  </table:table-cell>
                  <table:table-cell table:style-name="Tabla7.A1" office:value-type="string">
                    <text:p text:style-name="P45">Result (<text:placeholder text:placeholder-type="text">&lt;initial_unit&gt;</text:placeholder>)</text:p>
                  </table:table-cell>
                  <table:table-cell table:style-name="Tabla7.A1" office:value-type="string">
                    <text:p text:style-name="P45"/>
                  </table:table-cell>
                  <table:table-cell table:style-name="Tabla7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7.A2" table:number-columns-spanned="4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7.3">
                <table:table-cell table:style-name="Tabla7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7.B3" office:value-type="string">
                  <text:p text:style-name="P90"><text:placeholder text:placeholder-type="text">&lt;line.result&gt;</text:placeholder></text:p>
                </table:table-cell>
                <table:table-cell table:style-name="Tabla7.B3" office:value-type="string">
                  <text:p text:style-name="P90"><text:placeholder text:placeholder-type="text">&lt;line.detection_limit&gt;</text:placeholder></text:p>
                </table:table-cell>
                <table:table-cell table:style-name="Tabla7.D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7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29"><text:placeholder text:placeholder-type="text">&lt;/if&gt;</text:placeholder></text:p>
            <text:p text:style-name="P76"><text:soft-page-break/><text:placeholder text:placeholder-type="text">&lt;if test="report_result_type == 'result_range'"&gt;</text:placeholder></text:p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column table:style-name="Tabla15.D"/>
              <table:table-column table:style-name="Tabla15.E"/>
              <table:table-header-rows>
                <table:table-row>
                  <table:table-cell table:style-name="Tabla15.A1" office:value-type="string">
                    <text:p text:style-name="P57">Analysis</text:p>
                  </table:table-cell>
                  <table:table-cell table:style-name="Tabla15.A1" office:value-type="string">
                    <text:p text:style-name="P47">Result (<text:placeholder text:placeholder-type="text">&lt;initial_unit&gt;</text:placeholder>)</text:p>
                  </table:table-cell>
                  <table:table-cell table:style-name="Tabla15.A1" office:value-type="string">
                    <text:p text:style-name="P56"><text:placeholder text:placeholder-type="text">&lt;range_title&gt;</text:placeholder></text:p>
                  </table:table-cell>
                  <table:table-cell table:style-name="Tabla15.A1" office:value-type="string">
                    <text:p text:style-name="P52"/>
                  </table:table-cell>
                  <table:table-cell table:style-name="Tabla15.A1" office:value-type="string">
                    <text:p text:style-name="P52"/>
                  </table:table-cell>
                </table:table-row>
              </table:table-header-rows>
              <table:table-row>
                <table:table-cell table:style-name="Tabla15.A2" table:number-columns-spanned="5" office:value-type="string">
                  <text:p text:style-name="P15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5.3">
                <table:table-cell table:style-name="Tabla15.A3" office:value-type="string">
                  <text:p text:style-name="P15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5.B3" office:value-type="string">
                  <text:p text:style-name="P93"><text:placeholder text:placeholder-type="text">&lt;line.result&gt;</text:placeholder></text:p>
                </table:table-cell>
                <table:table-cell table:style-name="Tabla15.C3" office:value-type="string">
                  <text:p text:style-name="P85"><text:placeholder text:placeholder-type="text">&lt;line.reference&gt;</text:placeholder></text:p>
                </table:table-cell>
                <table:table-cell table:style-name="Tabla15.B3" office:value-type="string">
                  <text:p text:style-name="P96"><text:placeholder text:placeholder-type="text">&lt;line.detection_limit&gt;</text:placeholder></text:p>
                </table:table-cell>
                <table:table-cell table:style-name="Tabla15.E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5.A4" table:number-columns-spanned="5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0"><text:placeholder text:placeholder-type="text">&lt;/if&gt;</text:placeholder></text:p>
            <text:p text:style-name="P29"><text:placeholder text:placeholder-type="text">&lt;/for&gt;</text:placeholder></text:p>
            <text:p text:style-name="P27"><text:placeholder text:placeholder-type="text">&lt;/if&gt;</text:placeholder></text:p>
            <text:p text:style-name="P17"><text:placeholder text:placeholder-type="text">&lt;if test="report_section == 'for'"&gt;</text:placeholder></text:p>
            <text:p text:style-name="P17"/>
            <text:p text:style-name="P20"><text:span text:style-name="T5">CUSTOMER DESCRIPTION: </text:span><text:s/><text:placeholder text:placeholder-type="text">&lt;fraction.client_description&gt;</text:placeholder></text:p>
            <text:p text:style-name="P17">LABEL: <text:placeholder text:placeholder-type="text">&lt;fraction.label&gt;</text:placeholder></text:p>
            <text:p text:style-name="P17"><text:placeholder text:placeholder-type="text">&lt;for each="conc in fraction.concentrations.values()"&gt;</text:placeholder></text:p>
            <text:p text:style-name="P73"><text:placeholder text:placeholder-type="text">&lt;conc.label&gt;</text:placeholder></text:p>
            <text:p text:style-name="P77"><text:placeholder text:placeholder-type="text">&lt;if test="report_result_type in ('result', 'both')"&gt;</text:placeholder></text:p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header-rows>
                <table:table-row>
                  <table:table-cell table:style-name="Tabla20.A1" office:value-type="string">
                    <text:p text:style-name="P59">Analysis</text:p>
                  </table:table-cell>
                  <table:table-cell table:style-name="Tabla20.A1" office:value-type="string">
                    <text:p text:style-name="P49">Result (<text:placeholder text:placeholder-type="text">&lt;initial_unit&gt;</text:placeholder>)</text:p>
                  </table:table-cell>
                  <table:table-cell table:style-name="Tabla20.A1" office:value-type="string">
                    <text:p text:style-name="P49">Detection Limit</text:p>
                  </table:table-cell>
                  <table:table-cell table:style-name="Tabla20.A1" office:value-type="string">
                    <text:p text:style-name="P49"/>
                  </table:table-cell>
                </table:table-row>
              </table:table-header-rows>
              <table:table-row>
                <table:table-cell table:style-name="Tabla20.A2" table:number-columns-spanned="4" office:value-type="string">
                  <text:p text:style-name="P17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20.3">
                <table:table-cell table:style-name="Tabla20.A3" office:value-type="string">
                  <text:p text:style-name="P17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0.B3" office:value-type="string">
                  <text:p text:style-name="P94"><text:placeholder text:placeholder-type="text">&lt;line.result&gt;</text:placeholder></text:p>
                </table:table-cell>
                <table:table-cell table:style-name="Tabla20.B3" office:value-type="string">
                  <text:p text:style-name="P94"><text:placeholder text:placeholder-type="text">&lt;line.detection_limit&gt;</text:placeholder></text:p>
                </table:table-cell>
                <table:table-cell table:style-name="Tabla20.D3" office:value-type="string">
                  <text:p text:style-name="P89"><text:placeholder text:placeholder-type="text">&lt;line.corrected&gt;</text:placeholder></text:p>
                </table:table-cell>
              </table:table-row>
              <table:table-row>
                <table:table-cell table:style-name="Tabla20.A4" table:number-columns-spanned="4" office:value-type="string">
                  <text:p text:style-name="P1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2"><text:placeholder text:placeholder-type="text">&lt;/if&gt;</text:placeholder></text:p>
            <text:p text:style-name="P77"><text:placeholder text:placeholder-type="text">&lt;if test="report_result_type == 'result_range'"&gt;</text:placeholder></text:p>
            <table:table table:name="Tabla21" table:style-name="Tabla21">
              <table:table-column table:style-name="Tabla21.A"/>
              <table:table-column table:style-name="Tabla21.B"/>
              <table:table-column table:style-name="Tabla21.C"/>
              <table:table-column table:style-name="Tabla21.D"/>
              <table:table-column table:style-name="Tabla21.E"/>
              <table:table-header-rows>
                <table:table-row>
                  <table:table-cell table:style-name="Tabla21.A1" office:value-type="string">
                    <text:p text:style-name="P59">Analysis</text:p>
                  </table:table-cell>
                  <table:table-cell table:style-name="Tabla21.A1" office:value-type="string">
                    <text:p text:style-name="P49">Result (<text:placeholder text:placeholder-type="text">&lt;initial_unit&gt;</text:placeholder>)</text:p>
                  </table:table-cell>
                  <table:table-cell table:style-name="Tabla21.A1" office:value-type="string">
                    <text:p text:style-name="P49">Detection Limit</text:p>
                  </table:table-cell>
                  <table:table-cell table:style-name="Tabla21.A1" office:value-type="string">
                    <text:p text:style-name="P56"><text:placeholder text:placeholder-type="text">&lt;range_title&gt;</text:placeholder></text:p>
                  </table:table-cell>
                  <table:table-cell table:style-name="Tabla21.A1" office:value-type="string">
                    <text:p text:style-name="P55"/>
                  </table:table-cell>
                </table:table-row>
              </table:table-header-rows>
              <table:table-row>
                <table:table-cell table:style-name="Tabla21.A2" table:number-columns-spanned="5" office:value-type="string">
                  <text:p text:style-name="P17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21.3">
                <table:table-cell table:style-name="Tabla21.A3" office:value-type="string">
                  <text:p text:style-name="P17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1.B3" office:value-type="string">
                  <text:p text:style-name="P94"><text:placeholder text:placeholder-type="text">&lt;line.result&gt;</text:placeholder></text:p>
                </table:table-cell>
                <table:table-cell table:style-name="Tabla21.B3" office:value-type="string">
                  <text:p text:style-name="P94"><text:placeholder text:placeholder-type="text">&lt;line.detection_limit&gt;</text:placeholder></text:p>
                </table:table-cell>
                <table:table-cell table:style-name="Tabla21.D3" office:value-type="string">
                  <text:p text:style-name="P84"><text:placeholder text:placeholder-type="text">&lt;line.reference&gt;</text:placeholder></text:p>
                </table:table-cell>
                <table:table-cell table:style-name="Tabla21.E3" office:value-type="string">
                  <text:p text:style-name="P89"><text:placeholder text:placeholder-type="text">&lt;line.corrected&gt;</text:placeholder></text:p>
                </table:table-cell>
              </table:table-row>
              <table:table-row>
                <table:table-cell table:style-name="Tabla21.A4" table:number-columns-spanned="5" office:value-type="string">
                  <text:p text:style-name="P1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2"><text:placeholder text:placeholder-type="text">&lt;/if&gt;</text:placeholder></text:p>
            <text:p text:style-name="P32"><text:placeholder text:placeholder-type="text">&lt;/for&gt;</text:placeholder></text:p>
            <text:p text:style-name="P32"><text:placeholder text:placeholder-type="text">&lt;/if&gt;</text:placeholder></text:p>
            <text:p text:style-name="P10"><text:placeholder text:placeholder-type="text">&lt;if test="report_section == 'mi'"&gt;</text:placeholder></text:p>
            <text:p text:style-name="P10"/>
            <text:p text:style-name="P20"><text:span text:style-name="T5">CUSTOMER DESCRIPTION: </text:span><text:s/><text:placeholder text:placeholder-type="text">&lt;fraction.client_description&gt;</text:placeholder></text:p>
            <text:p text:style-name="P10">LABEL: <text:placeholder text:placeholder-type="text">&lt;fraction.label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ext:p text:style-name="P76"><text:placeholder text:placeholder-type="text">&lt;if test="report_result_type in ('result', 'both')"&gt;</text:placeholder>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header-rows>
                <table:table-row>
                  <table:table-cell table:style-name="Tabla8.A1" office:value-type="string">
                    <text:p text:style-name="P44">Analysis</text:p>
                  </table:table-cell>
                  <table:table-cell table:style-name="Tabla8.A1" table:number-columns-spanned="2" office:value-type="string">
                    <text:p text:style-name="P45">Result (<text:placeholder text:placeholder-type="text">&lt;initial_unit&gt;</text:placeholder>)</text:p>
                  </table:table-cell>
                  <table:covered-table-cell/>
                  <table:table-cell table:style-name="Tabla8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8.A2" table:number-columns-spanned="4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8.3">
                <table:table-cell table:style-name="Tabla8.A3" office:value-type="string">
                  <text:p text:style-name="P10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8.B3" office:value-type="string">
                  <text:p text:style-name="P90"><text:placeholder text:placeholder-type="text">&lt;line.result&gt;</text:placeholder></text:p>
                </table:table-cell>
                <table:table-cell table:style-name="Tabla8.C3" office:value-type="string">
                  <text:p text:style-name="P21"/>
                </table:table-cell>
                <table:table-cell table:style-name="Tabla8.D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8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><text:soft-page-break/><text:placeholder text:placeholder-type="text">&lt;/if&gt;</text:placeholder></text:p>
            <text:p text:style-name="P76"><text:placeholder text:placeholder-type="text">&lt;if test="report_result_type == 'result_range'"&gt;</text:placeholder></text:p>
            <table:table table:name="Tabla16" table:style-name="Tabla16">
              <table:table-column table:style-name="Tabla16.A"/>
              <table:table-column table:style-name="Tabla16.B"/>
              <table:table-column table:style-name="Tabla16.C"/>
              <table:table-column table:style-name="Tabla16.D"/>
              <table:table-column table:style-name="Tabla16.E"/>
              <table:table-header-rows>
                <table:table-row>
                  <table:table-cell table:style-name="Tabla16.A1" office:value-type="string">
                    <text:p text:style-name="P57">Analysis</text:p>
                  </table:table-cell>
                  <table:table-cell table:style-name="Tabla16.A1" table:number-columns-spanned="2" office:value-type="string">
                    <text:p text:style-name="P47">Result (<text:placeholder text:placeholder-type="text">&lt;initial_unit&gt;</text:placeholder>)</text:p>
                  </table:table-cell>
                  <table:covered-table-cell/>
                  <table:table-cell table:style-name="Tabla16.A1" office:value-type="string">
                    <text:p text:style-name="P56"><text:placeholder text:placeholder-type="text">&lt;range_title&gt;</text:placeholder></text:p>
                  </table:table-cell>
                  <table:table-cell table:style-name="Tabla16.A1" office:value-type="string">
                    <text:p text:style-name="P52"/>
                  </table:table-cell>
                </table:table-row>
              </table:table-header-rows>
              <table:table-row>
                <table:table-cell table:style-name="Tabla16.A2" table:number-columns-spanned="5" office:value-type="string">
                  <text:p text:style-name="P15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6.3">
                <table:table-cell table:style-name="Tabla16.A3" office:value-type="string">
                  <text:p text:style-name="P15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16.B3" office:value-type="string">
                  <text:p text:style-name="P93"><text:placeholder text:placeholder-type="text">&lt;line.result&gt;</text:placeholder></text:p>
                </table:table-cell>
                <table:table-cell table:style-name="Tabla16.C3" office:value-type="string">
                  <text:p text:style-name="P22"/>
                </table:table-cell>
                <table:table-cell table:style-name="Tabla16.D3" office:value-type="string">
                  <text:p text:style-name="P81"><text:placeholder text:placeholder-type="text">&lt;line.reference&gt;</text:placeholder></text:p>
                </table:table-cell>
                <table:table-cell table:style-name="Tabla16.E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16.A4" table:number-columns-spanned="5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0"><text:placeholder text:placeholder-type="text">&lt;/if&gt;</text:placeholder></text:p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0"><text:placeholder text:placeholder-type="text">&lt;if test="report_section == 'rp'"&gt;</text:placeholder></text:p>
            <table:table table:name="Tabla9" table:style-name="Tabla9">
              <table:table-column table:style-name="Tabla9.A"/>
              <table:table-row>
                <table:table-cell table:style-name="Tabla9.A1" office:value-type="string">
                  <text:p text:style-name="P44"/>
                </table:table-cell>
              </table:table-row>
              <table:table-row>
                <table:table-cell table:style-name="Tabla9.A2" office:value-type="string">
                  <text:p text:style-name="P10">CODE OF THE SAMPLE: <text:placeholder text:placeholder-type="text">&lt;fraction.number&gt;</text:placeholder></text:p>
                </table:table-cell>
              </table:table-row>
              <table:table-row>
                <table:table-cell table:style-name="Tabla9.A3" office:value-type="string">
                  <text:p text:style-name="P10">LABEL: <text:placeholder text:placeholder-type="text">&lt;fraction.label&gt;</text:placeholder></text:p>
                </table:table-cell>
              </table:table-row>
              <table:table-row>
                <table:table-cell table:style-name="Tabla9.A4" office:value-type="string">
                  <text:p text:style-name="P20"><text:span text:style-name="T5">CUSTOMER DESCRIPTION: </text:span><text:placeholder text:placeholder-type="text">&lt;fraction.client_description&gt;</text:placeholder></text:p>
                </table:table-cell>
              </table:table-row>
              <table:table-row>
                <table:table-cell table:style-name="Tabla9.A5" office:value-type="string">
                  <text:p text:style-name="P10"><text:placeholder text:placeholder-type="text">&lt;if test="stp_polisample_project == 'True' and fraction.stp_variety"&gt;</text:placeholder></text:p>
                </table:table-cell>
              </table:table-row>
              <table:table-row>
                <table:table-cell table:style-name="Tabla9.A6" office:value-type="string">
                  <text:p text:style-name="P10">VARIETY: <text:placeholder text:placeholder-type="text">&lt;fraction.stp_variety&gt;</text:placeholder></text:p>
                </table:table-cell>
              </table:table-row>
              <table:table-row>
                <table:table-cell table:style-name="Tabla9.A7" office:value-type="string">
                  <text:p text:style-name="P10"><text:placeholder text:placeholder-type="text">&lt;/if&gt;</text:placeholder></text:p>
                </table:table-cell>
              </table:table-row>
              <table:table-row>
                <table:table-cell table:style-name="Tabla9.A10" office:value-type="string">
                  <text:p text:style-name="P11"><text:placeholder text:placeholder-type="text">&lt;if test="sample_producer"&gt;</text:placeholder></text:p>
                </table:table-cell>
              </table:table-row>
              <table:table-row>
                <table:table-cell table:style-name="Tabla9.A10" office:value-type="string">
                  <text:p text:style-name="P10">PRODUCER COMPANY: <text:placeholder text:placeholder-type="text">&lt;sample_producer&gt;</text:placeholder></text:p>
                </table:table-cell>
              </table:table-row>
              <table:table-row>
                <table:table-cell table:style-name="Tabla9.A10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11" office:value-type="string">
                  <text:p text:style-name="P10"><text:placeholder text:placeholder-type="text">&lt;if test="stp_polisample_project == 'True'"&gt;</text:placeholder></text:p>
                </table:table-cell>
              </table:table-row>
              <table:table-row>
                <table:table-cell table:style-name="Tabla9.A14" office:value-type="string">
                  <text:p text:style-name="P12"><text:placeholder text:placeholder-type="text">&lt;if test="fraction.stp_application_date"&gt;</text:placeholder></text:p>
                </table:table-cell>
              </table:table-row>
              <table:table-row>
                <table:table-cell table:style-name="Tabla9.A14" office:value-type="string">
                  <text:p text:style-name="P12">APPLICATION DATES: <text:placeholder text:placeholder-type="text">&lt;format_date(fraction.stp_application_date, user.language)&gt;</text:placeholder></text:p>
                </table:table-cell>
              </table:table-row>
              <table:table-row>
                <table:table-cell table:style-name="Tabla9.A14" office:value-type="string">
                  <text:p text:style-name="P12"><text:placeholder text:placeholder-type="text">&lt;/if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if test="fraction.stp_sampling_date or fraction.stp_treatment"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if test="fraction.stp_sampling_date"&gt;</text:placeholder>SAMPLING DATE: <text:placeholder text:placeholder-type="text">&lt;format_date(fraction.stp_sampling_date, user.language)&gt;</text:placeholder><text:placeholder text:placeholder-type="text">&lt;/if&gt;</text:placeholder><text:tab/><text:placeholder text:placeholder-type="text">&lt;if test="fraction.stp_treatment"&gt;</text:placeholder>TREATMENT: <text:placeholder text:placeholder-type="text">&lt;fraction.stp_treatment&gt;</text:placeholder><text:placeholder text:placeholder-type="text">&lt;/if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if test="fraction.stp_zone or fraction.stp_dosis"&gt;</text:placeholder></text:p>
                </table:table-cell>
              </table:table-row>
              <table:table-row>
                <table:table-cell table:style-name="Tabla9.A20" office:value-type="string">
                  <text:p text:style-name="P11"><text:placeholder text:placeholder-type="text">&lt;if test="fraction.stp_zone"&gt;</text:placeholder>ZONE: <text:placeholder text:placeholder-type="text">&lt;fraction.stp_zone&gt;</text:placeholder><text:placeholder text:placeholder-type="text">&lt;/if&gt;</text:placeholder><text:tab/><text:placeholder text:placeholder-type="text">&lt;if test="fraction.stp_dosis"&gt;</text:placeholder>DOSE: <text:placeholder text:placeholder-type="text">&lt;fraction.stp_dosis&gt;</text:placeholder><text:placeholder text:placeholder-type="text">&lt;/if&gt;</text:placeholder></text:p>
                </table:table-cell>
              </table:table-row>
              <table:table-row>
                <table:table-cell table:style-name="Tabla9.A20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23" office:value-type="string">
                  <text:p text:style-name="P11"><text:placeholder text:placeholder-type="text">&lt;if test="fraction.stp_after_application_days or fraction.stp_repetition"&gt;</text:placeholder></text:p>
                </table:table-cell>
              </table:table-row>
              <table:table-row>
                <table:table-cell table:style-name="Tabla9.A23" office:value-type="string">
                  <text:p text:style-name="P11"><text:placeholder text:placeholder-type="text">&lt;if test="fraction.stp_after_application_days"&gt;</text:placeholder>DAYS AFTER TREATMENT (DAT): <text:placeholder text:placeholder-type="text">&lt;fraction.stp_after_application_days&gt;</text:placeholder><text:placeholder text:placeholder-type="text">&lt;/if&gt;</text:placeholder><text:tab/><text:placeholder text:placeholder-type="text">&lt;if test="fraction.stp_repetition"&gt;</text:placeholder>REPETITION: <text:placeholder text:placeholder-type="text">&lt;fraction.stp_repetition&gt;</text:placeholder><text:placeholder text:placeholder-type="text">&lt;/if&gt;</text:placeholder></text:p>
                </table:table-cell>
              </table:table-row>
              <table:table-row>
                <table:table-cell table:style-name="Tabla9.A23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24" office:value-type="string">
                  <text:p text:style-name="P18"><text:placeholder text:placeholder-type="text">&lt;/if&gt;</text:placeholder></text:p>
                </table:table-cell>
              </table:table-row>
            </table:table>
            <text:p text:style-name="P34"><text:placeholder text:placeholder-type="text">&lt;for each="conc in fraction.concentrations.values()"&gt;</text:placeholder></text:p>
            <text:p text:style-name="P74"><text:placeholder text:placeholder-type="text">&lt;conc.label&gt;</text:placeholder></text:p>
            <text:p text:style-name="P78"><text:placeholder text:placeholder-type="text">&lt;if test="report_result_type in ('result', 'both')"&gt;</text:placeholder></text:p>
            <table:table table:name="Tabla22" table:style-name="Tabla22">
              <table:table-column table:style-name="Tabla22.A"/>
              <table:table-column table:style-name="Tabla22.B"/>
              <table:table-column table:style-name="Tabla22.C"/>
              <table:table-column table:style-name="Tabla22.B"/>
              <table:table-column table:style-name="Tabla22.E"/>
              <table:table-header-rows>
                <table:table-row>
                  <table:table-cell table:style-name="Tabla22.A1" office:value-type="string">
                    <text:p text:style-name="P40">Analysis</text:p>
                  </table:table-cell>
                  <table:table-cell table:style-name="Tabla22.A1" office:value-type="string">
                    <text:p text:style-name="P60">Result (<text:placeholder text:placeholder-type="text">&lt;initial_unit&gt;</text:placeholder>)</text:p>
                  </table:table-cell>
                  <table:table-cell table:style-name="Tabla22.A1" office:value-type="string">
                    <text:p text:style-name="P45"/>
                  </table:table-cell>
                  <table:table-cell table:style-name="Tabla22.A1" office:value-type="string">
                    <text:p text:style-name="P45">Detection Limit</text:p>
                    <text:p text:style-name="P45">(<text:placeholder text:placeholder-type="text">&lt;initial_unit&gt;</text:placeholder>)</text:p>
                  </table:table-cell>
                  <table:table-cell table:style-name="Tabla22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22.A2" table:number-columns-spanned="5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22.3">
                <table:table-cell table:style-name="Tabla22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2.B3" office:value-type="string">
                  <text:p text:style-name="P90"><text:placeholder text:placeholder-type="text">&lt;line.result&gt;</text:placeholder></text:p>
                </table:table-cell>
                <table:table-cell table:style-name="Tabla22.B3" office:value-type="string">
                  <text:p text:style-name="P97"><text:placeholder text:placeholder-type="text">&lt;line.initial_unit&gt;</text:placeholder></text:p>
                </table:table-cell>
                <table:table-cell table:style-name="Tabla22.B3" office:value-type="string">
                  <text:p text:style-name="P98"><text:placeholder text:placeholder-type="text">&lt;line.detection_limit&gt;</text:placeholder></text:p>
                </table:table-cell>
                <table:table-cell table:style-name="Tabla22.E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22.A4" table:number-columns-spanned="5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4"><text:placeholder text:placeholder-type="text">&lt;/if&gt;</text:placeholder></text:p>
            <text:p text:style-name="P78"><text:placeholder text:placeholder-type="text">&lt;if test="report_result_type == 'result_range'"&gt;</text:placeholder></text:p>
            <table:table table:name="Tabla23" table:style-name="Tabla23">
              <table:table-column table:style-name="Tabla23.A"/>
              <table:table-column table:style-name="Tabla23.B"/>
              <table:table-column table:style-name="Tabla23.C"/>
              <table:table-column table:style-name="Tabla23.B"/>
              <table:table-column table:style-name="Tabla23.E"/>
              <table:table-column table:style-name="Tabla23.F"/>
              <table:table-header-rows>
                <table:table-row table:style-name="Tabla23.1">
                  <table:table-cell table:style-name="Tabla23.A1" office:value-type="string">
                    <text:p text:style-name="P40"><text:soft-page-break/>Analysis</text:p>
                  </table:table-cell>
                  <table:table-cell table:style-name="Tabla23.A1" office:value-type="string">
                    <text:p text:style-name="P60">Result (<text:placeholder text:placeholder-type="text">&lt;initial_unit&gt;</text:placeholder>)</text:p>
                  </table:table-cell>
                  <table:table-cell table:style-name="Tabla23.A1" office:value-type="string">
                    <text:p text:style-name="P45"/>
                  </table:table-cell>
                  <table:table-cell table:style-name="Tabla23.A1" office:value-type="string">
                    <text:p text:style-name="P45">Detection Limit</text:p>
                    <text:p text:style-name="P45">(<text:placeholder text:placeholder-type="text">&lt;initial_unit&gt;</text:placeholder>)</text:p>
                  </table:table-cell>
                  <table:table-cell table:style-name="Tabla23.A1" office:value-type="string">
                    <text:p text:style-name="P56"><text:placeholder text:placeholder-type="text">&lt;range_title&gt;</text:placeholder></text:p>
                  </table:table-cell>
                  <table:table-cell table:style-name="Tabla23.A1" office:value-type="string">
                    <text:p text:style-name="P53"/>
                  </table:table-cell>
                </table:table-row>
              </table:table-header-rows>
              <table:table-row>
                <table:table-cell table:style-name="Tabla23.A2" table:number-columns-spanned="6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23.1">
                <table:table-cell table:style-name="Tabla23.A3" office:value-type="string">
                  <text:p text:style-name="P26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3.A3" office:value-type="string">
                  <text:p text:style-name="P90"><text:placeholder text:placeholder-type="text">&lt;line.result&gt;</text:placeholder></text:p>
                </table:table-cell>
                <table:table-cell table:style-name="Tabla23.A3" office:value-type="string">
                  <text:p text:style-name="P97"><text:placeholder text:placeholder-type="text">&lt;line.initial_unit&gt;</text:placeholder></text:p>
                </table:table-cell>
                <table:table-cell table:style-name="Tabla23.A3" office:value-type="string">
                  <text:p text:style-name="P98"><text:placeholder text:placeholder-type="text">&lt;line.detection_limit&gt;</text:placeholder></text:p>
                </table:table-cell>
                <table:table-cell table:style-name="Tabla23.E3" office:value-type="string">
                  <text:p text:style-name="P82"><text:placeholder text:placeholder-type="text">&lt;line.reference&gt;</text:placeholder></text:p>
                </table:table-cell>
                <table:table-cell table:style-name="Tabla23.F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23.A4" table:number-columns-spanned="6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34"><text:placeholder text:placeholder-type="text">&lt;/if&gt;</text:placeholder></text:p>
            <text:p text:style-name="P34"><text:placeholder text:placeholder-type="text">&lt;/for&gt;</text:placeholder></text:p>
            <text:p text:style-name="P34"><text:placeholder text:placeholder-type="text">&lt;/if&gt;</text:placeholder></text:p>
            <text:p text:style-name="P26"><text:placeholder text:placeholder-type="text">&lt;/if&gt;</text:placeholder></text:p>
            <text:p text:style-name="P26"><text:placeholder text:placeholder-type="text">&lt;/for&gt;</text:placeholder></text:p>
            <text:p text:style-name="P26"/>
            <text:p text:style-name="P26"><text:placeholder text:placeholder-type="text">&lt;if test="comments or tas_project == 'True'"&gt;</text:placeholder></text:p>
            <text:p text:style-name="P66"/>
            <text:p text:style-name="P40">OBSERVATIONS</text:p>
            <text:p text:style-name="P10"><text:placeholder text:placeholder-type="text">&lt;if test="comments"&gt;</text:placeholder></text:p>
            <text:p text:style-name="P10"><text:placeholder text:placeholder-type="text">&lt;for each="line in comments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  <text:p text:style-name="P10"><text:placeholder text:placeholder-type="text">&lt;/if&gt;</text:placeholder></text:p>
            <text:p text:style-name="P10"><text:placeholder text:placeholder-type="text">&lt;if test="tas_project == 'True'"&gt;</text:placeholder></text:p>
            <text:p text:style-name="P10">For the SAT NRO: <text:placeholder text:placeholder-type="text">&lt;tas_code&gt;</text:placeholder></text:p>
            <text:p text:style-name="P10"><text:placeholder text:placeholder-type="text">&lt;/if&gt;</text:placeholder></text:p>
            <text:p text:style-name="P10"/>
            <text:p text:style-name="P10"><text:placeholder text:placeholder-type="text">&lt;/if&gt;</text:placeholder></text:p>
            <text:p text:style-name="P66"/>
            <text:p text:style-name="P40">METHODS</text:p>
            <text:p text:style-name="P10"/>
            <text:p text:style-name="P10"><text:placeholder text:placeholder-type="text">&lt;if test="report_section in ('amb', 'for', 'mi', 'sq')"&gt;</text:placeholder></text:p>
            <table:table table:name="Tabla10" table:style-name="Tabla10">
              <table:table-column table:style-name="Tabla10.A"/>
              <table:table-row>
                <table:table-cell office:value-type="string">
                  <text:p text:style-name="P10"><text:placeholder text:placeholder-type="text">&lt;for each="method in methods"&gt;</text:placeholder></text:p>
                </table:table-cell>
              </table:table-row>
              <table:table-row>
                <table:table-cell office:value-type="string">
                  <text:p text:style-name="P19"><text:placeholder text:placeholder-type="text">&lt;for each="analysis in method.analysis.split(', ')[:-1]"&gt;</text:placeholder><text:placeholder text:placeholder-type="text">&lt;if test="analysis[0]=='&lt;'"&gt;</text:placeholder><text:span text:style-name="T1"><text:placeholder text:placeholder-type="text">&lt;analysis[analysis.find('&gt;')+1:analysis.find('&lt;i&gt;')]&gt;</text:placeholder></text:span><text:span text:style-name="T2"><text:s/></text:span><text:span text:style-name="T2"><text:placeholder text:placeholder-type="text">&lt;analysis[analysis.find('&lt;i&gt;')+3:analysis.find('&lt;/i&gt;')]&gt;</text:placeholder></text:span><text:s/><text:placeholder text:placeholder-type="text">&lt;analysis[analysis.find('&lt;/i&gt;')+4:analysis.find('&lt;/div&gt;')]&gt;</text:placeholder><text:placeholder text:placeholder-type="text">&lt;/if&gt;</text:placeholder><text:placeholder text:placeholder-type="text">&lt;if test="analysis[0]!='&lt;'"&gt;</text:placeholder><text:placeholder text:placeholder-type="text">&lt;analysis&gt;</text:placeholder><text:placeholder text:placeholder-type="text">&lt;/if&gt;</text:placeholder>, <text:placeholder text:placeholder-type="text">&lt;/for&gt;</text:placeholder><text:placeholder text:placeholder-type="text">&lt;if test="method.analysis.split(', ')[-1][0]=='&lt;'"&gt;</text:placeholder><text:span text:style-name="T1"><text:placeholder text:placeholder-type="text">&lt;method.analysis.split(', ')[-1][method.analysis.split(', ')[-1].find('&gt;')+1:method.analysis.split(', ')[-1].find('&lt;i&gt;')]&gt;</text:placeholder></text:span><text:span text:style-name="T2"><text:s/></text:span><text:span text:style-name="T2"><text:placeholder text:placeholder-type="text">&lt;method.analysis.split(', ')[-1][method.analysis.split(', ')[-1].find('&lt;i&gt;')+3:method.analysis.split(', ')[-1].find('&lt;/i&gt;')]&gt;</text:placeholder></text:span><text:s/><text:placeholder text:placeholder-type="text">&lt;method.analysis.split(', ')[-1][method.analysis.split(', ')[-1].find('&lt;/i&gt;')+4:method.analysis.split(', ')[-1].find('&lt;/div&gt;')]&gt;</text:placeholder><text:placeholder text:placeholder-type="text">&lt;/if&gt;</text:placeholder><text:placeholder text:placeholder-type="text">&lt;if test="method.analysis.split(', ')[-1][0]!='&lt;'"&gt;</text:placeholder><text:placeholder text:placeholder-type="text">&lt;method.analysis.split(', ')[-1]&gt;</text:placeholder><text:placeholder text:placeholder-type="text">&lt;/if&gt;</text:placeholder>: <text:placeholder text:placeholder-type="text">&lt;method.method&gt;</text:placeholder></text:p>
                </table:table-cell>
              </table:table-row>
              <table:table-row>
                <table:table-cell office:value-type="string">
                  <text:p text:style-name="P10"><text:placeholder text:placeholder-type="text">&lt;/for&gt;</text:placeholder></text:p>
                </table:table-cell>
              </table:table-row>
            </table:table>
            <text:p text:style-name="P26"><text:placeholder text:placeholder-type="text">&lt;/if&gt;</text:placeholder></text:p>
            <text:p text:style-name="P10"><text:placeholder text:placeholder-type="text">&lt;if test="report_section == 'rp'"&gt;</text:placeholder></text:p>
            <table:table table:name="Tabla11" table:style-name="Tabla11">
              <table:table-column table:style-name="Tabla11.A"/>
              <table:table-row>
                <table:table-cell office:value-type="string">
                  <text:p text:style-name="P10"><text:placeholder text:placeholder-type="text">&lt;for each="method in pnt_methods"&gt;</text:placeholder></text:p>
                </table:table-cell>
              </table:table-row>
              <table:table-row>
                <table:table-cell office:value-type="string">
                  <text:p text:style-name="P10"><text:placeholder text:placeholder-type="text">&lt;method.pnt&gt;</text:placeholder>: <text:placeholder text:placeholder-type="text">&lt;method.method&gt;</text:placeholder></text:p>
                </table:table-cell>
              </table:table-row>
              <table:table-row>
                <table:table-cell office:value-type="string">
                  <text:p text:style-name="P10"><text:placeholder text:placeholder-type="text">&lt;/for&gt;</text:placeholder></text:p>
                </table:table-cell>
              </table:table-row>
            </table:table>
            <text:p text:style-name="P26"><text:placeholder text:placeholder-type="text">&lt;/if&gt;</text:placeholder></text:p>
            <text:p text:style-name="P6"/>
            <text:p text:style-name="P66"/>
            <text:p text:style-name="P25"><draw:frame draw:style-name="fr1" draw:name="image: (signature, 'image/jpeg')" text:anchor-type="char" svg:x="7.403cm" svg:y="-0.021cm" svg:width="4.001cm" svg:height="4.001cm" draw:z-index="0"><draw:text-box><text:p text:style-name="P100"/></draw:text-box></draw:frame></text:p>
            <text:p text:style-name="P41"><text:placeholder text:placeholder-type="text">&lt;signer&gt;</text:placeholder></text:p>
            <text:p text:style-name="P41"><text:placeholder text:placeholder-type="text">&lt;signer_role&gt;</text:placeholder></text:p>
            <text:p text:style-name="P39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Liberation Sans" fo:font-family="'Liberation Sans'" style:font-style-name="Predeterminado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1*"/>
    </style:style>
    <style:style style:name="Tabla1.B" style:family="table-column">
      <style:table-column-properties style:column-width="0.199cm" style:rel-column-width="687*"/>
    </style:style>
    <style:style style:name="Tabla1.C" style:family="table-column">
      <style:table-column-properties style:column-width="9.1cm" style:rel-column-width="31386*"/>
    </style:style>
    <style:style style:name="Tabla1.D" style:family="table-column">
      <style:table-column-properties style:column-width="0.203cm" style:rel-column-width="701*"/>
    </style:style>
    <style:style style:name="Tabla1.1" style:family="table-row">
      <style:table-row-properties style:row-height="2.02cm"/>
    </style:style>
    <style:style style:name="Tabla1.A2" style:family="table-cell">
      <style:table-cell-properties fo:padding="0.097cm" fo:border-left="none" fo:border-right="none" fo:border-top="0.05pt solid #000000" fo:border-bottom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499cm" style:rel-column-width="32761*"/>
    </style:style>
    <style:style style:name="Tabla2.B" style:family="table-column">
      <style:table-column-properties style:column-width="0.199cm" style:rel-column-width="687*"/>
    </style:style>
    <style:style style:name="Tabla2.C" style:family="table-column">
      <style:table-column-properties style:column-width="9.102cm" style:rel-column-width="31392*"/>
    </style:style>
    <style:style style:name="Tabla2.D" style:family="table-column">
      <style:table-column-properties style:column-width="0.201cm" style:rel-column-width="695*"/>
    </style:style>
    <style:style style:name="Tabla2.1" style:family="table-row">
      <style:table-row-properties style:row-height="2.02cm"/>
    </style:style>
    <style:style style:name="Tabla2.A2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start" style:justify-single-word="false"/>
      <style:text-properties fo:font-size="7pt" officeooo:rsid="001e6ca4" style:font-size-asian="7pt" style:font-size-complex="7pt"/>
    </style:style>
    <style:style style:name="MP4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6pt" style:font-size-asian="6pt" style:font-size-complex="6pt"/>
    </style:style>
    <style:style style:name="MP5" style:family="paragraph" style:parent-style-name="Table_20_Contents" style:master-page-name="">
      <style:paragraph-properties fo:margin-top="0.199cm" fo:margin-bottom="0.199cm" loext:contextual-spacing="false" fo:text-align="start" style:justify-single-word="false" style:page-number="auto">
        <style:tab-stops/>
      </style:paragraph-properties>
      <style:text-properties style:font-name="Liberation Sans1" fo:font-size="8pt" fo:language="zxx" fo:country="none" style:font-size-asian="8pt" style:language-asian="zxx" style:country-asian="none" style:font-size-complex="8pt" style:language-complex="zxx" style:country-complex="none"/>
    </style:style>
    <style:style style:name="MP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7pt" style:font-size-asian="7pt" style:font-size-complex="7pt"/>
    </style:style>
    <style:style style:name="MP7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6pt" style:font-size-asian="6pt" style:font-size-complex="6pt"/>
    </style:style>
    <style:style style:name="MP8" style:family="paragraph" style:parent-style-name="Table_20_Contents" style:master-page-name="First_20_Page">
      <style:paragraph-properties fo:margin-top="0.199cm" fo:margin-bottom="0.199cm" loext:contextual-spacing="false" fo:text-align="start" style:justify-single-word="false" style:page-number="auto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style:font-size-asian="8pt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cm" fo:margin-bottom="1.9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9cm" fo:margin-left="1cm" fo:margin-right="1cm" style:writing-mode="lr-tb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office:value-type="string">
              <text:p text:style-name="MP1"/>
            </table:table-cell>
            <table:table-cell office:value-type="string">
              <text:p text:style-name="MP2"><text:placeholder text:placeholder-type="text">&lt;if test="enac == 'True'"&gt;</text:placeholder>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<text:placeholder text:placeholder-type="text">&lt;/if&gt;</text:placeholder></text:p>
            </table:table-cell>
          </table:table-row>
          <table:table-row>
            <table:table-cell table:style-name="Tabla1.A2" table:number-columns-spanned="4" office:value-type="string">
              <text:p text:style-name="MP3"/>
            </table:table-cell>
            <table:covered-table-cell/>
            <table:covered-table-cell/>
            <table:covered-table-cell/>
          </table:table-row>
        </table:table>
        <text:p text:style-name="MP4">REPORT Nº: <text:placeholder text:placeholder-type="text">&lt;number&gt;</text:placeholder><text:s/>· Page: <text:page-number text:select-page="current">6</text:page-number><text:s/>/ <text:page-count>6</text:page-count></text:p>
        <text:p text:style-name="MP5"><text:placeholder text:placeholder-type="text">&lt;enac_label&gt;</text:placeholder></text:p>
      </style:header>
      <style:footer>
        <text:p text:style-name="MP6">The results only refer to the analyzed samples. This report must not be partially reproduced without the written approval of</text:p>
      </style:footer>
    </style:master-page>
    <style:master-page style:name="First_20_Page" style:display-name="First Page" style:page-layout-name="Mpm2" style:next-style-name="Standard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office:value-type="string">
              <text:p text:style-name="MP1"/>
            </table:table-cell>
            <table:table-cell office:value-type="string">
              <text:p text:style-name="MP2"><text:placeholder text:placeholder-type="text">&lt;if test="enac == 'True'"&gt;</text:placeholder>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<text:placeholder text:placeholder-type="text">&lt;/if&gt;</text:placeholder></text:p>
            </table:table-cell>
          </table:table-row>
          <table:table-row>
            <table:table-cell table:style-name="Tabla2.A2" table:number-columns-spanned="4" office:value-type="string">
              <text:p text:style-name="MP3"><text:a xlink:type="simple" xlink:href="http://www.ciati.com.ar/" text:style-name="Internet_20_link" text:visited-style-name="Visited_20_Internet_20_Link"/></text:p>
            </table:table-cell>
            <table:covered-table-cell/>
            <table:covered-table-cell/>
            <table:covered-table-cell/>
          </table:table-row>
        </table:table>
        <text:p text:style-name="MP7"/>
        <text:p text:style-name="MP8"><text:placeholder text:placeholder-type="text">&lt;enac_label&gt;</text:placeholder></text:p>
      </style:header>
      <style:footer>
        <text:p text:style-name="MP6">The results only refer to the analyzed samples. This report must not be partially reproduced without the written approval of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13:01.923214090</meta:creation-date>
    <meta:editing-duration>P0D</meta:editing-duration>
    <meta:editing-cycles>1</meta:editing-cycles>
    <meta:generator>LibreOffice/5.4.1.2.0$Linux_X86_64 LibreOffice_project/40m0$Build-2</meta:generator>
    <meta:document-statistic meta:table-count="23" meta:image-count="0" meta:object-count="0" meta:page-count="6" meta:paragraph-count="362" meta:word-count="1080" meta:character-count="11979" meta:non-whitespace-character-count="11239"/>
    <meta:user-defined meta:name="Info 1"/>
    <meta:user-defined meta:name="Info 2"/>
    <meta:user-defined meta:name="Info 3"/>
    <meta:user-defined meta:name="Info 4"/>
  </office:meta>
</office:document-meta>
</file>